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2000000E000000DF000000DF30697A88469D9B9A.svm" manifest:media-type="image/x-svm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E000000DF000000DF30697A88469D9B9A.svm" manifest:media-type="image/x-svm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996in" svg:height="8.2858in" svg:x="17.2252in" svg:y="4.3717in">
            <draw:object draw:notify-on-update-of-ranges="Sheet1.B62:Sheet1.B88 Sheet1.B2:Sheet1.B28 Sheet1.D62:Sheet1.D88 Sheet1.D2:Sheet1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0.2547in" svg:y="4.4969in">
            <draw:object draw:notify-on-update-of-ranges="Sheet1.B62:Sheet1.B88 Sheet1.E62:Sheet1.E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6.298in" svg:height="3.5449in" svg:x="10.3197in" svg:y="8.5642in">
            <draw:object draw:notify-on-update-of-ranges="Sheet1.B62:Sheet1.B88 Sheet1.E2:Sheet1.E28" xlink:href="./Object 3" xlink:type="simple" xlink:show="embed" xlink:actuate="onLoad">
              <loext:p text:style-name="P2">x</loext:p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0.6669in" svg:y="13.2913in">
            <draw:object draw:notify-on-update-of-ranges="Sheet1.B62:Sheet1.B88 Sheet1.K62:Sheet1.K88 Sheet1.E62:Sheet1.E87 Sheet1.E62:Sheet1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49in" svg:x="17.4091in" svg:y="13.3437in">
            <draw:object draw:notify-on-update-of-ranges="Sheet1.M2:Sheet1.M15 Sheet1.W2:Sheet1.W15 Sheet1.Q2:Sheet1.Q15 Sheet1.Q2:Sheet1.Q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0.942141252136792" calcext:value-type="float">
            <text:p>-0.942141252136792</text:p>
          </table:table-cell>
          <table:table-cell office:value-type="float" office:value="0.189551083759742" calcext:value-type="float">
            <text:p>0.189551083759742</text:p>
          </table:table-cell>
          <table:table-cell office:value-type="float" office:value="-1.101514375" calcext:value-type="float">
            <text:p>-1.101514375</text:p>
          </table:table-cell>
          <table:table-cell office:value-type="float" office:value="-1.0935755335" calcext:value-type="float">
            <text:p>-1.0935755335</text:p>
          </table:table-cell>
          <table:table-cell office:value-type="float" office:value="-1.072739605" calcext:value-type="float">
            <text:p>-1.072739605</text:p>
          </table:table-cell>
          <table:table-cell office:value-type="float" office:value="-0.78691227275" calcext:value-type="float">
            <text:p>-0.78691227275</text:p>
          </table:table-cell>
          <table:table-cell office:value-type="float" office:value="-0.484816303" calcext:value-type="float">
            <text:p>-0.48481630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-0.0270600228062827" calcext:value-type="float">
            <text:p>-0.0270600228062827</text:p>
          </table:table-cell>
          <table:table-cell office:value-type="float" office:value="0.00588496378108183" calcext:value-type="float">
            <text:p>0.00588496378108183</text:p>
          </table:table-cell>
          <table:table-cell office:value-type="float" office:value="-0.031824153" calcext:value-type="float">
            <text:p>-0.031824153</text:p>
          </table:table-cell>
          <table:table-cell office:value-type="float" office:value="-0.0308073575" calcext:value-type="float">
            <text:p>-0.0308073575</text:p>
          </table:table-cell>
          <table:table-cell office:value-type="float" office:value="-0.029683222" calcext:value-type="float">
            <text:p>-0.029683222</text:p>
          </table:table-cell>
          <table:table-cell office:value-type="float" office:value="-0.0273694415" calcext:value-type="float">
            <text:p>-0.0273694415</text:p>
          </table:table-cell>
          <table:table-cell office:value-type="float" office:value="-0.013587941" calcext:value-type="float">
            <text:p>-0.013587941</text:p>
          </table:table-cell>
          <table:table-cell office:value-type="float" office:value="102.706002280628" calcext:value-type="float">
            <text:p>102.706002280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0.0487392066359447" calcext:value-type="float">
            <text:p>-0.0487392066359447</text:p>
          </table:table-cell>
          <table:table-cell office:value-type="float" office:value="0.00703904702853849" calcext:value-type="float">
            <text:p>0.00703904702853849</text:p>
          </table:table-cell>
          <table:table-cell office:value-type="float" office:value="-0.055588767" calcext:value-type="float">
            <text:p>-0.055588767</text:p>
          </table:table-cell>
          <table:table-cell office:value-type="float" office:value="-0.053587084" calcext:value-type="float">
            <text:p>-0.053587084</text:p>
          </table:table-cell>
          <table:table-cell office:value-type="float" office:value="-0.051390374" calcext:value-type="float">
            <text:p>-0.051390374</text:p>
          </table:table-cell>
          <table:table-cell office:value-type="float" office:value="-0.046352174" calcext:value-type="float">
            <text:p>-0.046352174</text:p>
          </table:table-cell>
          <table:table-cell office:value-type="float" office:value="-0.019763453" calcext:value-type="float">
            <text:p>-0.019763453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0.00258388246391753" calcext:value-type="float">
            <text:p>0.00258388246391753</text:p>
          </table:table-cell>
          <table:table-cell office:value-type="float" office:value="0.0000745882410417404" calcext:value-type="float">
            <text:p>7.45882410417404E-05</text:p>
          </table:table-cell>
          <table:table-cell office:value-type="float" office:value="0.002371764" calcext:value-type="float">
            <text:p>0.002371764</text:p>
          </table:table-cell>
          <table:table-cell office:value-type="float" office:value="0.002534711" calcext:value-type="float">
            <text:p>0.002534711</text:p>
          </table:table-cell>
          <table:table-cell office:value-type="float" office:value="0.002588543" calcext:value-type="float">
            <text:p>0.002588543</text:p>
          </table:table-cell>
          <table:table-cell office:value-type="float" office:value="0.002639623" calcext:value-type="float">
            <text:p>0.002639623</text:p>
          </table:table-cell>
          <table:table-cell office:value-type="float" office:value="0.002776593" calcext:value-type="float">
            <text:p>0.002776593</text:p>
          </table:table-cell>
          <table:table-cell office:value-type="float" office:value="100.258388246392" calcext:value-type="float">
            <text:p>100.2583882463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0.00473257456796116" calcext:value-type="float">
            <text:p>0.00473257456796116</text:p>
          </table:table-cell>
          <table:table-cell office:value-type="float" office:value="0.0000700051543276061" calcext:value-type="float">
            <text:p>7.00051543276061E-05</text:p>
          </table:table-cell>
          <table:table-cell office:value-type="float" office:value="0.004596547" calcext:value-type="float">
            <text:p>0.004596547</text:p>
          </table:table-cell>
          <table:table-cell office:value-type="float" office:value="0.0046869545" calcext:value-type="float">
            <text:p>0.0046869545</text:p>
          </table:table-cell>
          <table:table-cell office:value-type="float" office:value="0.0047194955" calcext:value-type="float">
            <text:p>0.0047194955</text:p>
          </table:table-cell>
          <table:table-cell office:value-type="float" office:value="0.004767593" calcext:value-type="float">
            <text:p>0.004767593</text:p>
          </table:table-cell>
          <table:table-cell office:value-type="float" office:value="0.004917229" calcext:value-type="float">
            <text:p>0.004917229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-1.032417303785" calcext:value-type="float">
            <text:p>-1.032417303785</text:p>
          </table:table-cell>
          <table:table-cell office:value-type="float" office:value="0.00544895260875818" calcext:value-type="float">
            <text:p>0.00544895260875818</text:p>
          </table:table-cell>
          <table:table-cell office:value-type="float" office:value="-1.039929169" calcext:value-type="float">
            <text:p>-1.039929169</text:p>
          </table:table-cell>
          <table:table-cell office:value-type="float" office:value="-1.03594281275" calcext:value-type="float">
            <text:p>-1.03594281275</text:p>
          </table:table-cell>
          <table:table-cell office:value-type="float" office:value="-1.033297916" calcext:value-type="float">
            <text:p>-1.033297916</text:p>
          </table:table-cell>
          <table:table-cell office:value-type="float" office:value="-1.030527444" calcext:value-type="float">
            <text:p>-1.030527444</text:p>
          </table:table-cell>
          <table:table-cell office:value-type="float" office:value="-1.004931932" calcext:value-type="float">
            <text:p>-1.004931932</text:p>
          </table:table-cell>
          <table:table-cell office:value-type="float" office:value="203.2417303785" calcext:value-type="float">
            <text:p>203.24173037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-0.0270600228062827" calcext:value-type="float">
            <text:p>-0.0270600228062827</text:p>
          </table:table-cell>
          <table:table-cell office:value-type="float" office:value="0.00588496378108183" calcext:value-type="float">
            <text:p>0.00588496378108183</text:p>
          </table:table-cell>
          <table:table-cell office:value-type="float" office:value="-0.031824153" calcext:value-type="float">
            <text:p>-0.031824153</text:p>
          </table:table-cell>
          <table:table-cell office:value-type="float" office:value="-0.0308073575" calcext:value-type="float">
            <text:p>-0.0308073575</text:p>
          </table:table-cell>
          <table:table-cell office:value-type="float" office:value="-0.029683222" calcext:value-type="float">
            <text:p>-0.029683222</text:p>
          </table:table-cell>
          <table:table-cell office:value-type="float" office:value="-0.0273694415" calcext:value-type="float">
            <text:p>-0.0273694415</text:p>
          </table:table-cell>
          <table:table-cell office:value-type="float" office:value="-0.013587941" calcext:value-type="float">
            <text:p>-0.013587941</text:p>
          </table:table-cell>
          <table:table-cell office:value-type="float" office:value="102.706002280628" calcext:value-type="float">
            <text:p>102.7060022806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1.01329360026238" calcext:value-type="float">
            <text:p>1.01329360026238</text:p>
          </table:table-cell>
          <table:table-cell office:value-type="float" office:value="0.00234290924202099" calcext:value-type="float">
            <text:p>0.00234290924202099</text:p>
          </table:table-cell>
          <table:table-cell office:value-type="float" office:value="1.00152249" calcext:value-type="float">
            <text:p>1.00152249</text:p>
          </table:table-cell>
          <table:table-cell office:value-type="float" office:value="1.01203859" calcext:value-type="float">
            <text:p>1.01203859</text:p>
          </table:table-cell>
          <table:table-cell office:value-type="float" office:value="1.0142040455" calcext:value-type="float">
            <text:p>1.0142040455</text:p>
          </table:table-cell>
          <table:table-cell office:value-type="float" office:value="1.01496251025" calcext:value-type="float">
            <text:p>1.01496251025</text:p>
          </table:table-cell>
          <table:table-cell office:value-type="float" office:value="1.016453561" calcext:value-type="float">
            <text:p>1.016453561</text:p>
          </table:table-cell>
          <table:table-cell office:value-type="float" office:value="201.329360026238" calcext:value-type="float">
            <text:p>201.329360026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94" calcext:value-type="float">
            <text:p>194</text:p>
          </table:table-cell>
          <table:table-cell office:value-type="float" office:value="0.00258388246391753" calcext:value-type="float">
            <text:p>0.00258388246391753</text:p>
          </table:table-cell>
          <table:table-cell office:value-type="float" office:value="0.0000745882410417404" calcext:value-type="float">
            <text:p>7.45882410417404E-05</text:p>
          </table:table-cell>
          <table:table-cell office:value-type="float" office:value="0.002371764" calcext:value-type="float">
            <text:p>0.002371764</text:p>
          </table:table-cell>
          <table:table-cell office:value-type="float" office:value="0.002534711" calcext:value-type="float">
            <text:p>0.002534711</text:p>
          </table:table-cell>
          <table:table-cell office:value-type="float" office:value="0.002588543" calcext:value-type="float">
            <text:p>0.002588543</text:p>
          </table:table-cell>
          <table:table-cell office:value-type="float" office:value="0.002639623" calcext:value-type="float">
            <text:p>0.002639623</text:p>
          </table:table-cell>
          <table:table-cell office:value-type="float" office:value="0.002776593" calcext:value-type="float">
            <text:p>0.002776593</text:p>
          </table:table-cell>
          <table:table-cell office:value-type="float" office:value="100.258388246392" calcext:value-type="float">
            <text:p>100.2583882463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-0.0121624856927374" calcext:value-type="float">
            <text:p>-0.0121624856927374</text:p>
          </table:table-cell>
          <table:table-cell office:value-type="float" office:value="0.000116165427492122" calcext:value-type="float">
            <text:p>0.000116165427492122</text:p>
          </table:table-cell>
          <table:table-cell office:value-type="float" office:value="-0.012416556" calcext:value-type="float">
            <text:p>-0.012416556</text:p>
          </table:table-cell>
          <table:table-cell office:value-type="float" office:value="-0.012251031" calcext:value-type="float">
            <text:p>-0.012251031</text:p>
          </table:table-cell>
          <table:table-cell office:value-type="float" office:value="-0.012165246" calcext:value-type="float">
            <text:p>-0.012165246</text:p>
          </table:table-cell>
          <table:table-cell office:value-type="float" office:value="-0.012081949" calcext:value-type="float">
            <text:p>-0.012081949</text:p>
          </table:table-cell>
          <table:table-cell office:value-type="float" office:value="-0.011860127" calcext:value-type="float">
            <text:p>-0.011860127</text:p>
          </table:table-cell>
          <table:table-cell office:value-type="float" office:value="101.216248569274" calcext:value-type="float">
            <text:p>101.2162485692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985084831721951" calcext:value-type="float">
            <text:p>-0.985084831721951</text:p>
          </table:table-cell>
          <table:table-cell office:value-type="float" office:value="0.156204561933291" calcext:value-type="float">
            <text:p>0.156204561933291</text:p>
          </table:table-cell>
          <table:table-cell office:value-type="float" office:value="-1.086681711" calcext:value-type="float">
            <text:p>-1.086681711</text:p>
          </table:table-cell>
          <table:table-cell office:value-type="float" office:value="-1.07496914" calcext:value-type="float">
            <text:p>-1.07496914</text:p>
          </table:table-cell>
          <table:table-cell office:value-type="float" office:value="-1.049443174" calcext:value-type="float">
            <text:p>-1.049443174</text:p>
          </table:table-cell>
          <table:table-cell office:value-type="float" office:value="-0.994311495" calcext:value-type="float">
            <text:p>-0.994311495</text:p>
          </table:table-cell>
          <table:table-cell office:value-type="float" office:value="-0.484376728" calcext:value-type="float">
            <text:p>-0.48437672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-0.0351953966534653" calcext:value-type="float">
            <text:p>-0.0351953966534653</text:p>
          </table:table-cell>
          <table:table-cell office:value-type="float" office:value="0.00569106408811809" calcext:value-type="float">
            <text:p>0.00569106408811809</text:p>
          </table:table-cell>
          <table:table-cell office:value-type="float" office:value="-0.049410508" calcext:value-type="float">
            <text:p>-0.049410508</text:p>
          </table:table-cell>
          <table:table-cell office:value-type="float" office:value="-0.03619592175" calcext:value-type="float">
            <text:p>-0.03619592175</text:p>
          </table:table-cell>
          <table:table-cell office:value-type="float" office:value="-0.033332327" calcext:value-type="float">
            <text:p>-0.033332327</text:p>
          </table:table-cell>
          <table:table-cell office:value-type="float" office:value="-0.031549442" calcext:value-type="float">
            <text:p>-0.031549442</text:p>
          </table:table-cell>
          <table:table-cell office:value-type="float" office:value="-0.027394862" calcext:value-type="float">
            <text:p>-0.027394862</text:p>
          </table:table-cell>
          <table:table-cell office:value-type="float" office:value="96.4804603346535" calcext:value-type="float">
            <text:p>96.4804603346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0.00444073617674419" calcext:value-type="float">
            <text:p>-0.00444073617674419</text:p>
          </table:table-cell>
          <table:table-cell office:value-type="float" office:value="0.00010655500150831" calcext:value-type="float">
            <text:p>0.00010655500150831</text:p>
          </table:table-cell>
          <table:table-cell office:value-type="float" office:value="-0.004778855" calcext:value-type="float">
            <text:p>-0.004778855</text:p>
          </table:table-cell>
          <table:table-cell office:value-type="float" office:value="-0.004488732" calcext:value-type="float">
            <text:p>-0.004488732</text:p>
          </table:table-cell>
          <table:table-cell office:value-type="float" office:value="-0.0044277" calcext:value-type="float">
            <text:p>-0.0044277</text:p>
          </table:table-cell>
          <table:table-cell office:value-type="float" office:value="-0.004369877" calcext:value-type="float">
            <text:p>-0.004369877</text:p>
          </table:table-cell>
          <table:table-cell office:value-type="float" office:value="-0.004177788" calcext:value-type="float">
            <text:p>-0.004177788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981623087645022" calcext:value-type="float">
            <text:p>0.981623087645022</text:p>
          </table:table-cell>
          <table:table-cell office:value-type="float" office:value="0.0099899843333544" calcext:value-type="float">
            <text:p>0.0099899843333544</text:p>
          </table:table-cell>
          <table:table-cell office:value-type="float" office:value="0.943811527" calcext:value-type="float">
            <text:p>0.943811527</text:p>
          </table:table-cell>
          <table:table-cell office:value-type="float" office:value="0.975788959" calcext:value-type="float">
            <text:p>0.975788959</text:p>
          </table:table-cell>
          <table:table-cell office:value-type="float" office:value="0.982359843" calcext:value-type="float">
            <text:p>0.982359843</text:p>
          </table:table-cell>
          <table:table-cell office:value-type="float" office:value="0.988404398" calcext:value-type="float">
            <text:p>0.988404398</text:p>
          </table:table-cell>
          <table:table-cell office:value-type="float" office:value="1.004746883" calcext:value-type="float">
            <text:p>1.004746883</text:p>
          </table:table-cell>
          <table:table-cell office:value-type="float" office:value="1.83769123549783" calcext:value-type="float">
            <text:p>1.837691235497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-1.032417303785" calcext:value-type="float">
            <text:p>-1.032417303785</text:p>
          </table:table-cell>
          <table:table-cell office:value-type="float" office:value="0.00544895260875818" calcext:value-type="float">
            <text:p>0.00544895260875818</text:p>
          </table:table-cell>
          <table:table-cell office:value-type="float" office:value="-1.039929169" calcext:value-type="float">
            <text:p>-1.039929169</text:p>
          </table:table-cell>
          <table:table-cell office:value-type="float" office:value="-1.03594281275" calcext:value-type="float">
            <text:p>-1.03594281275</text:p>
          </table:table-cell>
          <table:table-cell office:value-type="float" office:value="-1.033297916" calcext:value-type="float">
            <text:p>-1.033297916</text:p>
          </table:table-cell>
          <table:table-cell office:value-type="float" office:value="-1.030527444" calcext:value-type="float">
            <text:p>-1.030527444</text:p>
          </table:table-cell>
          <table:table-cell office:value-type="float" office:value="-1.004931932" calcext:value-type="float">
            <text:p>-1.004931932</text:p>
          </table:table-cell>
          <table:table-cell office:value-type="float" office:value="203.2417303785" calcext:value-type="float">
            <text:p>203.24173037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-1.0449161419372" calcext:value-type="float">
            <text:p>-1.0449161419372</text:p>
          </table:table-cell>
          <table:table-cell office:value-type="float" office:value="0.0142418232360111" calcext:value-type="float">
            <text:p>0.0142418232360111</text:p>
          </table:table-cell>
          <table:table-cell office:value-type="float" office:value="-1.054541457" calcext:value-type="float">
            <text:p>-1.054541457</text:p>
          </table:table-cell>
          <table:table-cell office:value-type="float" office:value="-1.0524580175" calcext:value-type="float">
            <text:p>-1.0524580175</text:p>
          </table:table-cell>
          <table:table-cell office:value-type="float" office:value="-1.050512877" calcext:value-type="float">
            <text:p>-1.050512877</text:p>
          </table:table-cell>
          <table:table-cell office:value-type="float" office:value="-1.044223461" calcext:value-type="float">
            <text:p>-1.044223461</text:p>
          </table:table-cell>
          <table:table-cell office:value-type="float" office:value="-0.983067379" calcext:value-type="float">
            <text:p>-0.983067379</text:p>
          </table:table-cell>
          <table:table-cell office:value-type="float" office:value="152.24580709686" calcext:value-type="float">
            <text:p>152.245807096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1.01329360026238" calcext:value-type="float">
            <text:p>1.01329360026238</text:p>
          </table:table-cell>
          <table:table-cell office:value-type="float" office:value="0.00234290924202099" calcext:value-type="float">
            <text:p>0.00234290924202099</text:p>
          </table:table-cell>
          <table:table-cell office:value-type="float" office:value="1.00152249" calcext:value-type="float">
            <text:p>1.00152249</text:p>
          </table:table-cell>
          <table:table-cell office:value-type="float" office:value="1.01203859" calcext:value-type="float">
            <text:p>1.01203859</text:p>
          </table:table-cell>
          <table:table-cell office:value-type="float" office:value="1.0142040455" calcext:value-type="float">
            <text:p>1.0142040455</text:p>
          </table:table-cell>
          <table:table-cell office:value-type="float" office:value="1.01496251025" calcext:value-type="float">
            <text:p>1.01496251025</text:p>
          </table:table-cell>
          <table:table-cell office:value-type="float" office:value="1.016453561" calcext:value-type="float">
            <text:p>1.016453561</text:p>
          </table:table-cell>
          <table:table-cell office:value-type="float" office:value="201.329360026238" calcext:value-type="float">
            <text:p>201.3293600262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0.019156595105042" calcext:value-type="float">
            <text:p>-0.019156595105042</text:p>
          </table:table-cell>
          <table:table-cell office:value-type="float" office:value="0.000475439518896684" calcext:value-type="float">
            <text:p>0.000475439518896684</text:p>
          </table:table-cell>
          <table:table-cell office:value-type="float" office:value="-0.019664073" calcext:value-type="float">
            <text:p>-0.019664073</text:p>
          </table:table-cell>
          <table:table-cell office:value-type="float" office:value="-0.0194931105" calcext:value-type="float">
            <text:p>-0.0194931105</text:p>
          </table:table-cell>
          <table:table-cell office:value-type="float" office:value="-0.019416489" calcext:value-type="float">
            <text:p>-0.019416489</text:p>
          </table:table-cell>
          <table:table-cell office:value-type="float" office:value="-0.01865603475" calcext:value-type="float">
            <text:p>-0.01865603475</text:p>
          </table:table-cell>
          <table:table-cell office:value-type="float" office:value="-0.018036164" calcext:value-type="float">
            <text:p>-0.018036164</text:p>
          </table:table-cell>
          <table:table-cell office:value-type="float" office:value="98.0843404894958" calcext:value-type="float">
            <text:p>98.0843404894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-0.0392272493442623" calcext:value-type="float">
            <text:p>-0.0392272493442623</text:p>
          </table:table-cell>
          <table:table-cell office:value-type="float" office:value="0.00688146500501934" calcext:value-type="float">
            <text:p>0.00688146500501934</text:p>
          </table:table-cell>
          <table:table-cell office:value-type="float" office:value="-0.059084332" calcext:value-type="float">
            <text:p>-0.059084332</text:p>
          </table:table-cell>
          <table:table-cell office:value-type="float" office:value="-0.045374849" calcext:value-type="float">
            <text:p>-0.045374849</text:p>
          </table:table-cell>
          <table:table-cell office:value-type="float" office:value="-0.03645264" calcext:value-type="float">
            <text:p>-0.03645264</text:p>
          </table:table-cell>
          <table:table-cell office:value-type="float" office:value="-0.03337020625" calcext:value-type="float">
            <text:p>-0.03337020625</text:p>
          </table:table-cell>
          <table:table-cell office:value-type="float" office:value="-0.029594117" calcext:value-type="float">
            <text:p>-0.02959411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201" calcext:value-type="float">
            <text:p>201</text:p>
          </table:table-cell>
          <table:table-cell office:value-type="float" office:value="-0.0152540438557214" calcext:value-type="float">
            <text:p>-0.0152540438557214</text:p>
          </table:table-cell>
          <table:table-cell office:value-type="float" office:value="0.0000908799887372577" calcext:value-type="float">
            <text:p>9.08799887372577E-05</text:p>
          </table:table-cell>
          <table:table-cell office:value-type="float" office:value="-0.015461907" calcext:value-type="float">
            <text:p>-0.015461907</text:p>
          </table:table-cell>
          <table:table-cell office:value-type="float" office:value="-0.015323171" calcext:value-type="float">
            <text:p>-0.015323171</text:p>
          </table:table-cell>
          <table:table-cell office:value-type="float" office:value="-0.015258636" calcext:value-type="float">
            <text:p>-0.015258636</text:p>
          </table:table-cell>
          <table:table-cell office:value-type="float" office:value="-0.01519462" calcext:value-type="float">
            <text:p>-0.01519462</text:p>
          </table:table-cell>
          <table:table-cell office:value-type="float" office:value="-0.01492177" calcext:value-type="float">
            <text:p>-0.01492177</text:p>
          </table:table-cell>
          <table:table-cell office:value-type="float" office:value="99.2372978072139" calcext:value-type="float">
            <text:p>99.2372978072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-1.74679011786792" calcext:value-type="float">
            <text:p>-1.74679011786792</text:p>
          </table:table-cell>
          <table:table-cell office:value-type="float" office:value="0.167989138872957" calcext:value-type="float">
            <text:p>0.167989138872957</text:p>
          </table:table-cell>
          <table:table-cell office:value-type="float" office:value="-2.117851879" calcext:value-type="float">
            <text:p>-2.117851879</text:p>
          </table:table-cell>
          <table:table-cell office:value-type="float" office:value="-1.872460405" calcext:value-type="float">
            <text:p>-1.872460405</text:p>
          </table:table-cell>
          <table:table-cell office:value-type="float" office:value="-1.758745083" calcext:value-type="float">
            <text:p>-1.758745083</text:p>
          </table:table-cell>
          <table:table-cell office:value-type="float" office:value="-1.62952193" calcext:value-type="float">
            <text:p>-1.62952193</text:p>
          </table:table-cell>
          <table:table-cell office:value-type="float" office:value="-1.203879617" calcext:value-type="float">
            <text:p>-1.203879617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-0.0396455828598131" calcext:value-type="float">
            <text:p>-0.0396455828598131</text:p>
          </table:table-cell>
          <table:table-cell office:value-type="float" office:value="0.000490307496382382" calcext:value-type="float">
            <text:p>0.000490307496382382</text:p>
          </table:table-cell>
          <table:table-cell office:value-type="float" office:value="-0.04018455" calcext:value-type="float">
            <text:p>-0.04018455</text:p>
          </table:table-cell>
          <table:table-cell office:value-type="float" office:value="-0.039983703" calcext:value-type="float">
            <text:p>-0.039983703</text:p>
          </table:table-cell>
          <table:table-cell office:value-type="float" office:value="-0.0397812985" calcext:value-type="float">
            <text:p>-0.0397812985</text:p>
          </table:table-cell>
          <table:table-cell office:value-type="float" office:value="-0.03942291775" calcext:value-type="float">
            <text:p>-0.03942291775</text:p>
          </table:table-cell>
          <table:table-cell office:value-type="float" office:value="-0.035713911" calcext:value-type="float">
            <text:p>-0.035713911</text:p>
          </table:table-cell>
          <table:table-cell office:value-type="float" office:value="103.964558285981" calcext:value-type="float">
            <text:p>103.9645582859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-0.0121624856927374" calcext:value-type="float">
            <text:p>-0.0121624856927374</text:p>
          </table:table-cell>
          <table:table-cell office:value-type="float" office:value="0.000116165427492122" calcext:value-type="float">
            <text:p>0.000116165427492122</text:p>
          </table:table-cell>
          <table:table-cell office:value-type="float" office:value="-0.012416556" calcext:value-type="float">
            <text:p>-0.012416556</text:p>
          </table:table-cell>
          <table:table-cell office:value-type="float" office:value="-0.012251031" calcext:value-type="float">
            <text:p>-0.012251031</text:p>
          </table:table-cell>
          <table:table-cell office:value-type="float" office:value="-0.012165246" calcext:value-type="float">
            <text:p>-0.012165246</text:p>
          </table:table-cell>
          <table:table-cell office:value-type="float" office:value="-0.012081949" calcext:value-type="float">
            <text:p>-0.012081949</text:p>
          </table:table-cell>
          <table:table-cell office:value-type="float" office:value="-0.011860127" calcext:value-type="float">
            <text:p>-0.011860127</text:p>
          </table:table-cell>
          <table:table-cell office:value-type="float" office:value="101.216248569274" calcext:value-type="float">
            <text:p>101.2162485692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-2.05072015417431" calcext:value-type="float">
            <text:p>-2.05072015417431</text:p>
          </table:table-cell>
          <table:table-cell office:value-type="float" office:value="0.0748387737582863" calcext:value-type="float">
            <text:p>0.0748387737582863</text:p>
          </table:table-cell>
          <table:table-cell office:value-type="float" office:value="-2.122738507" calcext:value-type="float">
            <text:p>-2.122738507</text:p>
          </table:table-cell>
          <table:table-cell office:value-type="float" office:value="-2.1055393045" calcext:value-type="float">
            <text:p>-2.1055393045</text:p>
          </table:table-cell>
          <table:table-cell office:value-type="float" office:value="-2.073910422" calcext:value-type="float">
            <text:p>-2.073910422</text:p>
          </table:table-cell>
          <table:table-cell office:value-type="float" office:value="-2.0217512615" calcext:value-type="float">
            <text:p>-2.0217512615</text:p>
          </table:table-cell>
          <table:table-cell office:value-type="float" office:value="-1.657891656" calcext:value-type="float">
            <text:p>-1.657891656</text:p>
          </table:table-cell>
          <table:table-cell office:value-type="float" office:value="202.536007708716" calcext:value-type="float">
            <text:p>202.5360077087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02" calcext:value-type="float">
            <text:p>202</text:p>
          </table:table-cell>
          <table:table-cell office:value-type="float" office:value="-0.0351953966534653" calcext:value-type="float">
            <text:p>-0.0351953966534653</text:p>
          </table:table-cell>
          <table:table-cell office:value-type="float" office:value="0.00569106408811809" calcext:value-type="float">
            <text:p>0.00569106408811809</text:p>
          </table:table-cell>
          <table:table-cell office:value-type="float" office:value="-0.049410508" calcext:value-type="float">
            <text:p>-0.049410508</text:p>
          </table:table-cell>
          <table:table-cell office:value-type="float" office:value="-0.03619592175" calcext:value-type="float">
            <text:p>-0.03619592175</text:p>
          </table:table-cell>
          <table:table-cell office:value-type="float" office:value="-0.033332327" calcext:value-type="float">
            <text:p>-0.033332327</text:p>
          </table:table-cell>
          <table:table-cell office:value-type="float" office:value="-0.031549442" calcext:value-type="float">
            <text:p>-0.031549442</text:p>
          </table:table-cell>
          <table:table-cell office:value-type="float" office:value="-0.027394862" calcext:value-type="float">
            <text:p>-0.027394862</text:p>
          </table:table-cell>
          <table:table-cell office:value-type="float" office:value="96.4804603346535" calcext:value-type="float">
            <text:p>96.48046033465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1.97781136763184" calcext:value-type="float">
            <text:p>1.97781136763184</text:p>
          </table:table-cell>
          <table:table-cell office:value-type="float" office:value="0.0318139749999074" calcext:value-type="float">
            <text:p>0.0318139749999074</text:p>
          </table:table-cell>
          <table:table-cell office:value-type="float" office:value="1.84579125" calcext:value-type="float">
            <text:p>1.84579125</text:p>
          </table:table-cell>
          <table:table-cell office:value-type="float" office:value="1.972178089" calcext:value-type="float">
            <text:p>1.972178089</text:p>
          </table:table-cell>
          <table:table-cell office:value-type="float" office:value="1.989998471" calcext:value-type="float">
            <text:p>1.989998471</text:p>
          </table:table-cell>
          <table:table-cell office:value-type="float" office:value="1.997979326" calcext:value-type="float">
            <text:p>1.997979326</text:p>
          </table:table-cell>
          <table:table-cell office:value-type="float" office:value="2.010427003" calcext:value-type="float">
            <text:p>2.010427003</text:p>
          </table:table-cell>
          <table:table-cell office:value-type="float" office:value="297.781136763184" calcext:value-type="float">
            <text:p>297.781136763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.503909423564" calcext:value-type="float">
            <text:p>1.503909423564</text:p>
          </table:table-cell>
          <table:table-cell office:value-type="float" office:value="0.217963411156939" calcext:value-type="float">
            <text:p>0.217963411156939</text:p>
          </table:table-cell>
          <table:table-cell office:value-type="float" office:value="1.157106123" calcext:value-type="float">
            <text:p>1.157106123</text:p>
          </table:table-cell>
          <table:table-cell office:value-type="float" office:value="1.31915531425" calcext:value-type="float">
            <text:p>1.31915531425</text:p>
          </table:table-cell>
          <table:table-cell office:value-type="float" office:value="1.438795803" calcext:value-type="float">
            <text:p>1.438795803</text:p>
          </table:table-cell>
          <table:table-cell office:value-type="float" office:value="1.73166935275" calcext:value-type="float">
            <text:p>1.73166935275</text:p>
          </table:table-cell>
          <table:table-cell office:value-type="float" office:value="1.975233855" calcext:value-type="float">
            <text:p>1.975233855</text:p>
          </table:table-cell>
          <table:table-cell office:value-type="string" calcext:value-type="string">
            <text:p>inf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218" calcext:value-type="float">
            <text:p>218</text:p>
          </table:table-cell>
          <table:table-cell office:value-type="float" office:value="0.969284712082569" calcext:value-type="float">
            <text:p>0.969284712082569</text:p>
          </table:table-cell>
          <table:table-cell office:value-type="float" office:value="0.0222698947072835" calcext:value-type="float">
            <text:p>0.0222698947072835</text:p>
          </table:table-cell>
          <table:table-cell office:value-type="float" office:value="0.907464279" calcext:value-type="float">
            <text:p>0.907464279</text:p>
          </table:table-cell>
          <table:table-cell office:value-type="float" office:value="0.954372729" calcext:value-type="float">
            <text:p>0.954372729</text:p>
          </table:table-cell>
          <table:table-cell office:value-type="float" office:value="0.974502652" calcext:value-type="float">
            <text:p>0.974502652</text:p>
          </table:table-cell>
          <table:table-cell office:value-type="float" office:value="0.98647098325" calcext:value-type="float">
            <text:p>0.98647098325</text:p>
          </table:table-cell>
          <table:table-cell office:value-type="float" office:value="0.998816404" calcext:value-type="float">
            <text:p>0.998816404</text:p>
          </table:table-cell>
          <table:table-cell office:value-type="float" office:value="148.464235604128" calcext:value-type="float">
            <text:p>148.4642356041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0.033257039932" calcext:value-type="float">
            <text:p>-0.033257039932</text:p>
          </table:table-cell>
          <table:table-cell office:value-type="float" office:value="0.00345703245305111" calcext:value-type="float">
            <text:p>0.00345703245305111</text:p>
          </table:table-cell>
          <table:table-cell office:value-type="float" office:value="-0.043323211" calcext:value-type="float">
            <text:p>-0.043323211</text:p>
          </table:table-cell>
          <table:table-cell office:value-type="float" office:value="-0.03365872525" calcext:value-type="float">
            <text:p>-0.03365872525</text:p>
          </table:table-cell>
          <table:table-cell office:value-type="float" office:value="-0.0319598825" calcext:value-type="float">
            <text:p>-0.0319598825</text:p>
          </table:table-cell>
          <table:table-cell office:value-type="float" office:value="-0.03102944725" calcext:value-type="float">
            <text:p>-0.03102944725</text:p>
          </table:table-cell>
          <table:table-cell office:value-type="float" office:value="-0.028925335" calcext:value-type="float">
            <text:p>-0.02892533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0.981623087645022" calcext:value-type="float">
            <text:p>0.981623087645022</text:p>
          </table:table-cell>
          <table:table-cell office:value-type="float" office:value="0.0099899843333544" calcext:value-type="float">
            <text:p>0.0099899843333544</text:p>
          </table:table-cell>
          <table:table-cell office:value-type="float" office:value="0.943811527" calcext:value-type="float">
            <text:p>0.943811527</text:p>
          </table:table-cell>
          <table:table-cell office:value-type="float" office:value="0.975788959" calcext:value-type="float">
            <text:p>0.975788959</text:p>
          </table:table-cell>
          <table:table-cell office:value-type="float" office:value="0.982359843" calcext:value-type="float">
            <text:p>0.982359843</text:p>
          </table:table-cell>
          <table:table-cell office:value-type="float" office:value="0.988404398" calcext:value-type="float">
            <text:p>0.988404398</text:p>
          </table:table-cell>
          <table:table-cell office:value-type="float" office:value="1.004746883" calcext:value-type="float">
            <text:p>1.004746883</text:p>
          </table:table-cell>
          <table:table-cell office:value-type="float" office:value="1.83769123549783" calcext:value-type="float">
            <text:p>1.8376912354978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7" calcext:value-type="float">
            <text:p>207</text:p>
          </table:table-cell>
          <table:table-cell office:value-type="float" office:value="-1.0449161419372" calcext:value-type="float">
            <text:p>-1.0449161419372</text:p>
          </table:table-cell>
          <table:table-cell office:value-type="float" office:value="0.0142418232360111" calcext:value-type="float">
            <text:p>0.0142418232360111</text:p>
          </table:table-cell>
          <table:table-cell office:value-type="float" office:value="-1.054541457" calcext:value-type="float">
            <text:p>-1.054541457</text:p>
          </table:table-cell>
          <table:table-cell office:value-type="float" office:value="-1.0524580175" calcext:value-type="float">
            <text:p>-1.0524580175</text:p>
          </table:table-cell>
          <table:table-cell office:value-type="float" office:value="-1.050512877" calcext:value-type="float">
            <text:p>-1.050512877</text:p>
          </table:table-cell>
          <table:table-cell office:value-type="float" office:value="-1.044223461" calcext:value-type="float">
            <text:p>-1.044223461</text:p>
          </table:table-cell>
          <table:table-cell office:value-type="float" office:value="-0.983067379" calcext:value-type="float">
            <text:p>-0.983067379</text:p>
          </table:table-cell>
          <table:table-cell office:value-type="float" office:value="152.24580709686" calcext:value-type="float">
            <text:p>152.24580709686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38" calcext:value-type="float">
            <text:p>238</text:p>
          </table:table-cell>
          <table:table-cell office:value-type="float" office:value="-0.019156595105042" calcext:value-type="float">
            <text:p>-0.019156595105042</text:p>
          </table:table-cell>
          <table:table-cell office:value-type="float" office:value="0.000475439518896684" calcext:value-type="float">
            <text:p>0.000475439518896684</text:p>
          </table:table-cell>
          <table:table-cell office:value-type="float" office:value="-0.019664073" calcext:value-type="float">
            <text:p>-0.019664073</text:p>
          </table:table-cell>
          <table:table-cell office:value-type="float" office:value="-0.0194931105" calcext:value-type="float">
            <text:p>-0.0194931105</text:p>
          </table:table-cell>
          <table:table-cell office:value-type="float" office:value="-0.019416489" calcext:value-type="float">
            <text:p>-0.019416489</text:p>
          </table:table-cell>
          <table:table-cell office:value-type="float" office:value="-0.01865603475" calcext:value-type="float">
            <text:p>-0.01865603475</text:p>
          </table:table-cell>
          <table:table-cell office:value-type="float" office:value="-0.018036164" calcext:value-type="float">
            <text:p>-0.018036164</text:p>
          </table:table-cell>
          <table:table-cell office:value-type="float" office:value="98.0843404894958" calcext:value-type="float">
            <text:p>98.0843404894958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201" calcext:value-type="float">
            <text:p>201</text:p>
          </table:table-cell>
          <table:table-cell office:value-type="float" office:value="-0.0152540438557214" calcext:value-type="float">
            <text:p>-0.0152540438557214</text:p>
          </table:table-cell>
          <table:table-cell office:value-type="float" office:value="0.0000908799887372577" calcext:value-type="float">
            <text:p>9.08799887372577E-05</text:p>
          </table:table-cell>
          <table:table-cell office:value-type="float" office:value="-0.015461907" calcext:value-type="float">
            <text:p>-0.015461907</text:p>
          </table:table-cell>
          <table:table-cell office:value-type="float" office:value="-0.015323171" calcext:value-type="float">
            <text:p>-0.015323171</text:p>
          </table:table-cell>
          <table:table-cell office:value-type="float" office:value="-0.015258636" calcext:value-type="float">
            <text:p>-0.015258636</text:p>
          </table:table-cell>
          <table:table-cell office:value-type="float" office:value="-0.01519462" calcext:value-type="float">
            <text:p>-0.01519462</text:p>
          </table:table-cell>
          <table:table-cell office:value-type="float" office:value="-0.01492177" calcext:value-type="float">
            <text:p>-0.01492177</text:p>
          </table:table-cell>
          <table:table-cell office:value-type="float" office:value="99.2372978072139" calcext:value-type="float">
            <text:p>99.2372978072139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-0.0309241480904977" calcext:value-type="float">
            <text:p>-0.0309241480904977</text:p>
          </table:table-cell>
          <table:table-cell office:value-type="float" office:value="0.000430068736752934" calcext:value-type="float">
            <text:p>0.000430068736752934</text:p>
          </table:table-cell>
          <table:table-cell office:value-type="float" office:value="-0.031347313" calcext:value-type="float">
            <text:p>-0.031347313</text:p>
          </table:table-cell>
          <table:table-cell office:value-type="float" office:value="-0.031252571" calcext:value-type="float">
            <text:p>-0.031252571</text:p>
          </table:table-cell>
          <table:table-cell office:value-type="float" office:value="-0.03111671" calcext:value-type="float">
            <text:p>-0.03111671</text:p>
          </table:table-cell>
          <table:table-cell office:value-type="float" office:value="-0.03063539" calcext:value-type="float">
            <text:p>-0.03063539</text:p>
          </table:table-cell>
          <table:table-cell office:value-type="float" office:value="-0.028879065" calcext:value-type="float">
            <text:p>-0.02887906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.994645774090909" calcext:value-type="float">
            <text:p>0.994645774090909</text:p>
          </table:table-cell>
          <table:table-cell office:value-type="float" office:value="0.00568599695248267" calcext:value-type="float">
            <text:p>0.00568599695248267</text:p>
          </table:table-cell>
          <table:table-cell office:value-type="float" office:value="0.960900476" calcext:value-type="float">
            <text:p>0.960900476</text:p>
          </table:table-cell>
          <table:table-cell office:value-type="float" office:value="0.9918159555" calcext:value-type="float">
            <text:p>0.9918159555</text:p>
          </table:table-cell>
          <table:table-cell office:value-type="float" office:value="0.995184033" calcext:value-type="float">
            <text:p>0.995184033</text:p>
          </table:table-cell>
          <table:table-cell office:value-type="float" office:value="0.99901106975" calcext:value-type="float">
            <text:p>0.99901106975</text:p>
          </table:table-cell>
          <table:table-cell office:value-type="float" office:value="1.003284354" calcext:value-type="float">
            <text:p>1.00328435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-0.0396455828598131" calcext:value-type="float">
            <text:p>-0.0396455828598131</text:p>
          </table:table-cell>
          <table:table-cell office:value-type="float" office:value="0.000490307496382382" calcext:value-type="float">
            <text:p>0.000490307496382382</text:p>
          </table:table-cell>
          <table:table-cell office:value-type="float" office:value="-0.04018455" calcext:value-type="float">
            <text:p>-0.04018455</text:p>
          </table:table-cell>
          <table:table-cell office:value-type="float" office:value="-0.039983703" calcext:value-type="float">
            <text:p>-0.039983703</text:p>
          </table:table-cell>
          <table:table-cell office:value-type="float" office:value="-0.0397812985" calcext:value-type="float">
            <text:p>-0.0397812985</text:p>
          </table:table-cell>
          <table:table-cell office:value-type="float" office:value="-0.03942291775" calcext:value-type="float">
            <text:p>-0.03942291775</text:p>
          </table:table-cell>
          <table:table-cell office:value-type="float" office:value="-0.035713911" calcext:value-type="float">
            <text:p>-0.035713911</text:p>
          </table:table-cell>
          <table:table-cell office:value-type="float" office:value="103.964558285981" calcext:value-type="float">
            <text:p>103.964558285981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-2.05072015417431" calcext:value-type="float">
            <text:p>-2.05072015417431</text:p>
          </table:table-cell>
          <table:table-cell office:value-type="float" office:value="0.0748387737582863" calcext:value-type="float">
            <text:p>0.0748387737582863</text:p>
          </table:table-cell>
          <table:table-cell office:value-type="float" office:value="-2.122738507" calcext:value-type="float">
            <text:p>-2.122738507</text:p>
          </table:table-cell>
          <table:table-cell office:value-type="float" office:value="-2.1055393045" calcext:value-type="float">
            <text:p>-2.1055393045</text:p>
          </table:table-cell>
          <table:table-cell office:value-type="float" office:value="-2.073910422" calcext:value-type="float">
            <text:p>-2.073910422</text:p>
          </table:table-cell>
          <table:table-cell office:value-type="float" office:value="-2.0217512615" calcext:value-type="float">
            <text:p>-2.0217512615</text:p>
          </table:table-cell>
          <table:table-cell office:value-type="float" office:value="-1.657891656" calcext:value-type="float">
            <text:p>-1.657891656</text:p>
          </table:table-cell>
          <table:table-cell office:value-type="float" office:value="202.536007708716" calcext:value-type="float">
            <text:p>202.536007708716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office:value-type="float" office:value="1.97781136763184" calcext:value-type="float">
            <text:p>1.97781136763184</text:p>
          </table:table-cell>
          <table:table-cell office:value-type="float" office:value="0.0318139749999074" calcext:value-type="float">
            <text:p>0.0318139749999074</text:p>
          </table:table-cell>
          <table:table-cell office:value-type="float" office:value="1.84579125" calcext:value-type="float">
            <text:p>1.84579125</text:p>
          </table:table-cell>
          <table:table-cell office:value-type="float" office:value="1.972178089" calcext:value-type="float">
            <text:p>1.972178089</text:p>
          </table:table-cell>
          <table:table-cell office:value-type="float" office:value="1.989998471" calcext:value-type="float">
            <text:p>1.989998471</text:p>
          </table:table-cell>
          <table:table-cell office:value-type="float" office:value="1.997979326" calcext:value-type="float">
            <text:p>1.997979326</text:p>
          </table:table-cell>
          <table:table-cell office:value-type="float" office:value="2.010427003" calcext:value-type="float">
            <text:p>2.010427003</text:p>
          </table:table-cell>
          <table:table-cell office:value-type="float" office:value="297.781136763184" calcext:value-type="float">
            <text:p>297.78113676318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218" calcext:value-type="float">
            <text:p>218</text:p>
          </table:table-cell>
          <table:table-cell office:value-type="float" office:value="0.969284712082569" calcext:value-type="float">
            <text:p>0.969284712082569</text:p>
          </table:table-cell>
          <table:table-cell office:value-type="float" office:value="0.0222698947072835" calcext:value-type="float">
            <text:p>0.0222698947072835</text:p>
          </table:table-cell>
          <table:table-cell office:value-type="float" office:value="0.907464279" calcext:value-type="float">
            <text:p>0.907464279</text:p>
          </table:table-cell>
          <table:table-cell office:value-type="float" office:value="0.954372729" calcext:value-type="float">
            <text:p>0.954372729</text:p>
          </table:table-cell>
          <table:table-cell office:value-type="float" office:value="0.974502652" calcext:value-type="float">
            <text:p>0.974502652</text:p>
          </table:table-cell>
          <table:table-cell office:value-type="float" office:value="0.98647098325" calcext:value-type="float">
            <text:p>0.98647098325</text:p>
          </table:table-cell>
          <table:table-cell office:value-type="float" office:value="0.998816404" calcext:value-type="float">
            <text:p>0.998816404</text:p>
          </table:table-cell>
          <table:table-cell office:value-type="float" office:value="148.464235604128" calcext:value-type="float">
            <text:p>148.464235604128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1.0951088461" calcext:value-type="float">
            <text:p>-1.0951088461</text:p>
          </table:table-cell>
          <table:table-cell office:value-type="float" office:value="0.0140802765928705" calcext:value-type="float">
            <text:p>0.0140802765928705</text:p>
          </table:table-cell>
          <table:table-cell office:value-type="float" office:value="-1.112095861" calcext:value-type="float">
            <text:p>-1.112095861</text:p>
          </table:table-cell>
          <table:table-cell office:value-type="float" office:value="-1.10585380075" calcext:value-type="float">
            <text:p>-1.10585380075</text:p>
          </table:table-cell>
          <table:table-cell office:value-type="float" office:value="-1.0986071595" calcext:value-type="float">
            <text:p>-1.0986071595</text:p>
          </table:table-cell>
          <table:table-cell office:value-type="float" office:value="-1.08824584325" calcext:value-type="float">
            <text:p>-1.08824584325</text:p>
          </table:table-cell>
          <table:table-cell office:value-type="float" office:value="-1.017823676" calcext:value-type="float">
            <text:p>-1.01782367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0.986979042833922" calcext:value-type="float">
            <text:p>0.986979042833922</text:p>
          </table:table-cell>
          <table:table-cell office:value-type="float" office:value="0.006969287555955" calcext:value-type="float">
            <text:p>0.006969287555955</text:p>
          </table:table-cell>
          <table:table-cell office:value-type="float" office:value="0.955483136" calcext:value-type="float">
            <text:p>0.955483136</text:p>
          </table:table-cell>
          <table:table-cell office:value-type="float" office:value="0.9837392235" calcext:value-type="float">
            <text:p>0.9837392235</text:p>
          </table:table-cell>
          <table:table-cell office:value-type="float" office:value="0.989336079" calcext:value-type="float">
            <text:p>0.989336079</text:p>
          </table:table-cell>
          <table:table-cell office:value-type="float" office:value="0.9920039585" calcext:value-type="float">
            <text:p>0.9920039585</text:p>
          </table:table-cell>
          <table:table-cell office:value-type="float" office:value="0.995832108" calcext:value-type="float">
            <text:p>0.99583210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0809159228773585" calcext:value-type="float">
            <text:p>0.00809159228773585</text:p>
          </table:table-cell>
          <table:table-cell office:value-type="float" office:value="0.00183423819353675" calcext:value-type="float">
            <text:p>0.00183423819353675</text:p>
          </table:table-cell>
          <table:table-cell office:value-type="float" office:value="0.00381281" calcext:value-type="float">
            <text:p>0.00381281</text:p>
          </table:table-cell>
          <table:table-cell office:value-type="float" office:value="0.0065590865" calcext:value-type="float">
            <text:p>0.0065590865</text:p>
          </table:table-cell>
          <table:table-cell office:value-type="float" office:value="0.00923001" calcext:value-type="float">
            <text:p>0.00923001</text:p>
          </table:table-cell>
          <table:table-cell office:value-type="float" office:value="0.0095657185" calcext:value-type="float">
            <text:p>0.0095657185</text:p>
          </table:table-cell>
          <table:table-cell office:value-type="float" office:value="0.010057951" calcext:value-type="float">
            <text:p>0.01005795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-0.0310790681843318" calcext:value-type="float">
            <text:p>-0.0310790681843318</text:p>
          </table:table-cell>
          <table:table-cell office:value-type="float" office:value="0.00472193312126524" calcext:value-type="float">
            <text:p>0.00472193312126524</text:p>
          </table:table-cell>
          <table:table-cell office:value-type="float" office:value="-0.037593496" calcext:value-type="float">
            <text:p>-0.037593496</text:p>
          </table:table-cell>
          <table:table-cell office:value-type="float" office:value="-0.034281022" calcext:value-type="float">
            <text:p>-0.034281022</text:p>
          </table:table-cell>
          <table:table-cell office:value-type="float" office:value="-0.032285839" calcext:value-type="float">
            <text:p>-0.032285839</text:p>
          </table:table-cell>
          <table:table-cell office:value-type="float" office:value="-0.029037053" calcext:value-type="float">
            <text:p>-0.029037053</text:p>
          </table:table-cell>
          <table:table-cell office:value-type="float" office:value="-0.012383685" calcext:value-type="float">
            <text:p>-0.01238368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-0.014543341907767" calcext:value-type="float">
            <text:p>-0.014543341907767</text:p>
          </table:table-cell>
          <table:table-cell office:value-type="float" office:value="0.0000622985656697921" calcext:value-type="float">
            <text:p>6.22985656697921E-05</text:p>
          </table:table-cell>
          <table:table-cell office:value-type="float" office:value="-0.014870778" calcext:value-type="float">
            <text:p>-0.014870778</text:p>
          </table:table-cell>
          <table:table-cell office:value-type="float" office:value="-0.014572763" calcext:value-type="float">
            <text:p>-0.014572763</text:p>
          </table:table-cell>
          <table:table-cell office:value-type="float" office:value="-0.0145364885" calcext:value-type="float">
            <text:p>-0.0145364885</text:p>
          </table:table-cell>
          <table:table-cell office:value-type="float" office:value="-0.014505696" calcext:value-type="float">
            <text:p>-0.014505696</text:p>
          </table:table-cell>
          <table:table-cell office:value-type="float" office:value="-0.014425155" calcext:value-type="float">
            <text:p>-0.01442515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-0.020046571895288" calcext:value-type="float">
            <text:p>-0.020046571895288</text:p>
          </table:table-cell>
          <table:table-cell office:value-type="float" office:value="0.00441831738365245" calcext:value-type="float">
            <text:p>0.00441831738365245</text:p>
          </table:table-cell>
          <table:table-cell office:value-type="float" office:value="-0.024426723" calcext:value-type="float">
            <text:p>-0.024426723</text:p>
          </table:table-cell>
          <table:table-cell office:value-type="float" office:value="-0.023275003" calcext:value-type="float">
            <text:p>-0.023275003</text:p>
          </table:table-cell>
          <table:table-cell office:value-type="float" office:value="-0.021663004" calcext:value-type="float">
            <text:p>-0.021663004</text:p>
          </table:table-cell>
          <table:table-cell office:value-type="float" office:value="-0.0196655555" calcext:value-type="float">
            <text:p>-0.0196655555</text:p>
          </table:table-cell>
          <table:table-cell office:value-type="float" office:value="-0.010239664" calcext:value-type="float">
            <text:p>-0.01023966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-0.0149658238092784" calcext:value-type="float">
            <text:p>-0.0149658238092784</text:p>
          </table:table-cell>
          <table:table-cell office:value-type="float" office:value="0.0000657353882899996" calcext:value-type="float">
            <text:p>6.57353882899996E-05</text:p>
          </table:table-cell>
          <table:table-cell office:value-type="float" office:value="-0.015143782" calcext:value-type="float">
            <text:p>-0.015143782</text:p>
          </table:table-cell>
          <table:table-cell office:value-type="float" office:value="-0.01501229875" calcext:value-type="float">
            <text:p>-0.01501229875</text:p>
          </table:table-cell>
          <table:table-cell office:value-type="float" office:value="-0.014967587" calcext:value-type="float">
            <text:p>-0.014967587</text:p>
          </table:table-cell>
          <table:table-cell office:value-type="float" office:value="-0.0149234325" calcext:value-type="float">
            <text:p>-0.0149234325</text:p>
          </table:table-cell>
          <table:table-cell office:value-type="float" office:value="-0.014792355" calcext:value-type="float">
            <text:p>-0.01479235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-0.00296612261463415" calcext:value-type="float">
            <text:p>-0.00296612261463415</text:p>
          </table:table-cell>
          <table:table-cell office:value-type="float" office:value="0.000531264490452835" calcext:value-type="float">
            <text:p>0.000531264490452835</text:p>
          </table:table-cell>
          <table:table-cell office:value-type="float" office:value="-0.003827554" calcext:value-type="float">
            <text:p>-0.003827554</text:p>
          </table:table-cell>
          <table:table-cell office:value-type="float" office:value="-0.003301416" calcext:value-type="float">
            <text:p>-0.003301416</text:p>
          </table:table-cell>
          <table:table-cell office:value-type="float" office:value="-0.003103956" calcext:value-type="float">
            <text:p>-0.003103956</text:p>
          </table:table-cell>
          <table:table-cell office:value-type="float" office:value="-0.002843601" calcext:value-type="float">
            <text:p>-0.002843601</text:p>
          </table:table-cell>
          <table:table-cell office:value-type="float" office:value="-0.001247704" calcext:value-type="float">
            <text:p>-0.00124770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-0.0146222438372093" calcext:value-type="float">
            <text:p>-0.0146222438372093</text:p>
          </table:table-cell>
          <table:table-cell office:value-type="float" office:value="0.00012358910258136" calcext:value-type="float">
            <text:p>0.00012358910258136</text:p>
          </table:table-cell>
          <table:table-cell office:value-type="float" office:value="-0.01494877" calcext:value-type="float">
            <text:p>-0.01494877</text:p>
          </table:table-cell>
          <table:table-cell office:value-type="float" office:value="-0.014687131" calcext:value-type="float">
            <text:p>-0.014687131</text:p>
          </table:table-cell>
          <table:table-cell office:value-type="float" office:value="-0.014614993" calcext:value-type="float">
            <text:p>-0.014614993</text:p>
          </table:table-cell>
          <table:table-cell office:value-type="float" office:value="-0.0145369415" calcext:value-type="float">
            <text:p>-0.0145369415</text:p>
          </table:table-cell>
          <table:table-cell office:value-type="float" office:value="-0.014341123" calcext:value-type="float">
            <text:p>-0.014341123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.017042458535" calcext:value-type="float">
            <text:p>0.017042458535</text:p>
          </table:table-cell>
          <table:table-cell office:value-type="float" office:value="0.00014838013998639" calcext:value-type="float">
            <text:p>0.00014838013998639</text:p>
          </table:table-cell>
          <table:table-cell office:value-type="float" office:value="0.016480283" calcext:value-type="float">
            <text:p>0.016480283</text:p>
          </table:table-cell>
          <table:table-cell office:value-type="float" office:value="0.01696205325" calcext:value-type="float">
            <text:p>0.01696205325</text:p>
          </table:table-cell>
          <table:table-cell office:value-type="float" office:value="0.017044181" calcext:value-type="float">
            <text:p>0.017044181</text:p>
          </table:table-cell>
          <table:table-cell office:value-type="float" office:value="0.017151229" calcext:value-type="float">
            <text:p>0.017151229</text:p>
          </table:table-cell>
          <table:table-cell office:value-type="float" office:value="0.017386936" calcext:value-type="float">
            <text:p>0.01738693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-0.0459419297425743" calcext:value-type="float">
            <text:p>-0.0459419297425743</text:p>
          </table:table-cell>
          <table:table-cell office:value-type="float" office:value="0.000173783696667627" calcext:value-type="float">
            <text:p>0.000173783696667627</text:p>
          </table:table-cell>
          <table:table-cell office:value-type="float" office:value="-0.046292817" calcext:value-type="float">
            <text:p>-0.046292817</text:p>
          </table:table-cell>
          <table:table-cell office:value-type="float" office:value="-0.0460665645" calcext:value-type="float">
            <text:p>-0.0460665645</text:p>
          </table:table-cell>
          <table:table-cell office:value-type="float" office:value="-0.0459842815" calcext:value-type="float">
            <text:p>-0.0459842815</text:p>
          </table:table-cell>
          <table:table-cell office:value-type="float" office:value="-0.04584370425" calcext:value-type="float">
            <text:p>-0.04584370425</text:p>
          </table:table-cell>
          <table:table-cell office:value-type="float" office:value="-0.04531258" calcext:value-type="float">
            <text:p>-0.0453125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-0.0223672704877049" calcext:value-type="float">
            <text:p>-0.0223672704877049</text:p>
          </table:table-cell>
          <table:table-cell office:value-type="float" office:value="0.00409013556862313" calcext:value-type="float">
            <text:p>0.00409013556862313</text:p>
          </table:table-cell>
          <table:table-cell office:value-type="float" office:value="-0.034149222" calcext:value-type="float">
            <text:p>-0.034149222</text:p>
          </table:table-cell>
          <table:table-cell office:value-type="float" office:value="-0.02597130975" calcext:value-type="float">
            <text:p>-0.02597130975</text:p>
          </table:table-cell>
          <table:table-cell office:value-type="float" office:value="-0.0206682925" calcext:value-type="float">
            <text:p>-0.0206682925</text:p>
          </table:table-cell>
          <table:table-cell office:value-type="float" office:value="-0.01891025575" calcext:value-type="float">
            <text:p>-0.01891025575</text:p>
          </table:table-cell>
          <table:table-cell office:value-type="float" office:value="-0.016769728" calcext:value-type="float">
            <text:p>-0.01676972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0.0319393097641509" calcext:value-type="float">
            <text:p>0.0319393097641509</text:p>
          </table:table-cell>
          <table:table-cell office:value-type="float" office:value="0.00310514547576115" calcext:value-type="float">
            <text:p>0.00310514547576115</text:p>
          </table:table-cell>
          <table:table-cell office:value-type="float" office:value="0.02179454" calcext:value-type="float">
            <text:p>0.02179454</text:p>
          </table:table-cell>
          <table:table-cell office:value-type="float" office:value="0.02980157225" calcext:value-type="float">
            <text:p>0.02980157225</text:p>
          </table:table-cell>
          <table:table-cell office:value-type="float" office:value="0.0322516485" calcext:value-type="float">
            <text:p>0.0322516485</text:p>
          </table:table-cell>
          <table:table-cell office:value-type="float" office:value="0.034322015" calcext:value-type="float">
            <text:p>0.034322015</text:p>
          </table:table-cell>
          <table:table-cell office:value-type="float" office:value="0.038460151" calcext:value-type="float">
            <text:p>0.03846015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-0.0155957246312849" calcext:value-type="float">
            <text:p>-0.0155957246312849</text:p>
          </table:table-cell>
          <table:table-cell office:value-type="float" office:value="0.000104874998943463" calcext:value-type="float">
            <text:p>0.000104874998943463</text:p>
          </table:table-cell>
          <table:table-cell office:value-type="float" office:value="-0.016250214" calcext:value-type="float">
            <text:p>-0.016250214</text:p>
          </table:table-cell>
          <table:table-cell office:value-type="float" office:value="-0.015662756" calcext:value-type="float">
            <text:p>-0.015662756</text:p>
          </table:table-cell>
          <table:table-cell office:value-type="float" office:value="-0.015595968" calcext:value-type="float">
            <text:p>-0.015595968</text:p>
          </table:table-cell>
          <table:table-cell office:value-type="float" office:value="-0.0155303065" calcext:value-type="float">
            <text:p>-0.0155303065</text:p>
          </table:table-cell>
          <table:table-cell office:value-type="float" office:value="-0.015358947" calcext:value-type="float">
            <text:p>-0.015358947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-0.0223151928118812" calcext:value-type="float">
            <text:p>-0.0223151928118812</text:p>
          </table:table-cell>
          <table:table-cell office:value-type="float" office:value="0.00330157351285442" calcext:value-type="float">
            <text:p>0.00330157351285442</text:p>
          </table:table-cell>
          <table:table-cell office:value-type="float" office:value="-0.030959917" calcext:value-type="float">
            <text:p>-0.030959917</text:p>
          </table:table-cell>
          <table:table-cell office:value-type="float" office:value="-0.02291646075" calcext:value-type="float">
            <text:p>-0.02291646075</text:p>
          </table:table-cell>
          <table:table-cell office:value-type="float" office:value="-0.021181406" calcext:value-type="float">
            <text:p>-0.021181406</text:p>
          </table:table-cell>
          <table:table-cell office:value-type="float" office:value="-0.0201703035" calcext:value-type="float">
            <text:p>-0.0201703035</text:p>
          </table:table-cell>
          <table:table-cell office:value-type="float" office:value="-0.017563391" calcext:value-type="float">
            <text:p>-0.017563391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0.071605487952" calcext:value-type="float">
            <text:p>-0.071605487952</text:p>
          </table:table-cell>
          <table:table-cell office:value-type="float" office:value="0.0104195486748097" calcext:value-type="float">
            <text:p>0.0104195486748097</text:p>
          </table:table-cell>
          <table:table-cell office:value-type="float" office:value="-0.093885149" calcext:value-type="float">
            <text:p>-0.093885149</text:p>
          </table:table-cell>
          <table:table-cell office:value-type="float" office:value="-0.08225391975" calcext:value-type="float">
            <text:p>-0.08225391975</text:p>
          </table:table-cell>
          <table:table-cell office:value-type="float" office:value="-0.06838845" calcext:value-type="float">
            <text:p>-0.06838845</text:p>
          </table:table-cell>
          <table:table-cell office:value-type="float" office:value="-0.06282379675" calcext:value-type="float">
            <text:p>-0.06282379675</text:p>
          </table:table-cell>
          <table:table-cell office:value-type="float" office:value="-0.055121495" calcext:value-type="float">
            <text:p>-0.05512149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-0.021417072232" calcext:value-type="float">
            <text:p>-0.021417072232</text:p>
          </table:table-cell>
          <table:table-cell office:value-type="float" office:value="0.00244263516348937" calcext:value-type="float">
            <text:p>0.00244263516348937</text:p>
          </table:table-cell>
          <table:table-cell office:value-type="float" office:value="-0.028338634" calcext:value-type="float">
            <text:p>-0.028338634</text:p>
          </table:table-cell>
          <table:table-cell office:value-type="float" office:value="-0.0216562345" calcext:value-type="float">
            <text:p>-0.0216562345</text:p>
          </table:table-cell>
          <table:table-cell office:value-type="float" office:value="-0.0205100675" calcext:value-type="float">
            <text:p>-0.0205100675</text:p>
          </table:table-cell>
          <table:table-cell office:value-type="float" office:value="-0.01984690875" calcext:value-type="float">
            <text:p>-0.01984690875</text:p>
          </table:table-cell>
          <table:table-cell office:value-type="float" office:value="-0.018336012" calcext:value-type="float">
            <text:p>-0.01833601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-0.0471473951645022" calcext:value-type="float">
            <text:p>-0.0471473951645022</text:p>
          </table:table-cell>
          <table:table-cell office:value-type="float" office:value="0.000479049906210442" calcext:value-type="float">
            <text:p>0.000479049906210442</text:p>
          </table:table-cell>
          <table:table-cell office:value-type="float" office:value="-0.048319373" calcext:value-type="float">
            <text:p>-0.048319373</text:p>
          </table:table-cell>
          <table:table-cell office:value-type="float" office:value="-0.04746454" calcext:value-type="float">
            <text:p>-0.04746454</text:p>
          </table:table-cell>
          <table:table-cell office:value-type="float" office:value="-0.047186697" calcext:value-type="float">
            <text:p>-0.047186697</text:p>
          </table:table-cell>
          <table:table-cell office:value-type="float" office:value="-0.046858655" calcext:value-type="float">
            <text:p>-0.046858655</text:p>
          </table:table-cell>
          <table:table-cell office:value-type="float" office:value="-0.045436544" calcext:value-type="float">
            <text:p>-0.04543654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.0127519085507246" calcext:value-type="float">
            <text:p>0.0127519085507246</text:p>
          </table:table-cell>
          <table:table-cell office:value-type="float" office:value="0.000256706769207963" calcext:value-type="float">
            <text:p>0.000256706769207963</text:p>
          </table:table-cell>
          <table:table-cell office:value-type="float" office:value="0.011760891" calcext:value-type="float">
            <text:p>0.011760891</text:p>
          </table:table-cell>
          <table:table-cell office:value-type="float" office:value="0.012684945" calcext:value-type="float">
            <text:p>0.012684945</text:p>
          </table:table-cell>
          <table:table-cell office:value-type="float" office:value="0.01278758" calcext:value-type="float">
            <text:p>0.01278758</text:p>
          </table:table-cell>
          <table:table-cell office:value-type="float" office:value="0.012912115" calcext:value-type="float">
            <text:p>0.012912115</text:p>
          </table:table-cell>
          <table:table-cell office:value-type="float" office:value="0.013165727" calcext:value-type="float">
            <text:p>0.013165727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-0.0186693380420168" calcext:value-type="float">
            <text:p>-0.0186693380420168</text:p>
          </table:table-cell>
          <table:table-cell office:value-type="float" office:value="0.000815509933388101" calcext:value-type="float">
            <text:p>0.000815509933388101</text:p>
          </table:table-cell>
          <table:table-cell office:value-type="float" office:value="-0.019549638" calcext:value-type="float">
            <text:p>-0.019549638</text:p>
          </table:table-cell>
          <table:table-cell office:value-type="float" office:value="-0.01922270325" calcext:value-type="float">
            <text:p>-0.01922270325</text:p>
          </table:table-cell>
          <table:table-cell office:value-type="float" office:value="-0.0191228175" calcext:value-type="float">
            <text:p>-0.0191228175</text:p>
          </table:table-cell>
          <table:table-cell office:value-type="float" office:value="-0.0176821685" calcext:value-type="float">
            <text:p>-0.0176821685</text:p>
          </table:table-cell>
          <table:table-cell office:value-type="float" office:value="-0.016939646" calcext:value-type="float">
            <text:p>-0.016939646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-0.0167649726019901" calcext:value-type="float">
            <text:p>-0.0167649726019901</text:p>
          </table:table-cell>
          <table:table-cell office:value-type="float" office:value="0.0000662671821235881" calcext:value-type="float">
            <text:p>6.62671821235881E-05</text:p>
          </table:table-cell>
          <table:table-cell office:value-type="float" office:value="-0.016931669" calcext:value-type="float">
            <text:p>-0.016931669</text:p>
          </table:table-cell>
          <table:table-cell office:value-type="float" office:value="-0.016808623" calcext:value-type="float">
            <text:p>-0.016808623</text:p>
          </table:table-cell>
          <table:table-cell office:value-type="float" office:value="-0.016766665" calcext:value-type="float">
            <text:p>-0.016766665</text:p>
          </table:table-cell>
          <table:table-cell office:value-type="float" office:value="-0.016724239" calcext:value-type="float">
            <text:p>-0.016724239</text:p>
          </table:table-cell>
          <table:table-cell office:value-type="float" office:value="-0.016581664" calcext:value-type="float">
            <text:p>-0.01658166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-0.0238422334117647" calcext:value-type="float">
            <text:p>-0.0238422334117647</text:p>
          </table:table-cell>
          <table:table-cell office:value-type="float" office:value="0.000302190216393594" calcext:value-type="float">
            <text:p>0.000302190216393594</text:p>
          </table:table-cell>
          <table:table-cell office:value-type="float" office:value="-0.024338975" calcext:value-type="float">
            <text:p>-0.024338975</text:p>
          </table:table-cell>
          <table:table-cell office:value-type="float" office:value="-0.02406617" calcext:value-type="float">
            <text:p>-0.02406617</text:p>
          </table:table-cell>
          <table:table-cell office:value-type="float" office:value="-0.023936392" calcext:value-type="float">
            <text:p>-0.023936392</text:p>
          </table:table-cell>
          <table:table-cell office:value-type="float" office:value="-0.023649096" calcext:value-type="float">
            <text:p>-0.023649096</text:p>
          </table:table-cell>
          <table:table-cell office:value-type="float" office:value="-0.022489704" calcext:value-type="float">
            <text:p>-0.022489704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-0.0534760663535354" calcext:value-type="float">
            <text:p>-0.0534760663535354</text:p>
          </table:table-cell>
          <table:table-cell office:value-type="float" office:value="0.000308029886758959" calcext:value-type="float">
            <text:p>0.000308029886758959</text:p>
          </table:table-cell>
          <table:table-cell office:value-type="float" office:value="-0.053991231" calcext:value-type="float">
            <text:p>-0.053991231</text:p>
          </table:table-cell>
          <table:table-cell office:value-type="float" office:value="-0.053695829" calcext:value-type="float">
            <text:p>-0.053695829</text:p>
          </table:table-cell>
          <table:table-cell office:value-type="float" office:value="-0.0535105665" calcext:value-type="float">
            <text:p>-0.0535105665</text:p>
          </table:table-cell>
          <table:table-cell office:value-type="float" office:value="-0.053322415" calcext:value-type="float">
            <text:p>-0.053322415</text:p>
          </table:table-cell>
          <table:table-cell office:value-type="float" office:value="-0.051662458" calcext:value-type="float">
            <text:p>-0.051662458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-0.0266259782803738" calcext:value-type="float">
            <text:p>-0.0266259782803738</text:p>
          </table:table-cell>
          <table:table-cell office:value-type="float" office:value="0.000332907943508413" calcext:value-type="float">
            <text:p>0.000332907943508413</text:p>
          </table:table-cell>
          <table:table-cell office:value-type="float" office:value="-0.027080642" calcext:value-type="float">
            <text:p>-0.027080642</text:p>
          </table:table-cell>
          <table:table-cell office:value-type="float" office:value="-0.02681795875" calcext:value-type="float">
            <text:p>-0.02681795875</text:p>
          </table:table-cell>
          <table:table-cell office:value-type="float" office:value="-0.026687619" calcext:value-type="float">
            <text:p>-0.026687619</text:p>
          </table:table-cell>
          <table:table-cell office:value-type="float" office:value="-0.02651287175" calcext:value-type="float">
            <text:p>-0.02651287175</text:p>
          </table:table-cell>
          <table:table-cell office:value-type="float" office:value="-0.02332935" calcext:value-type="float">
            <text:p>-0.0233293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.0292024659724771" calcext:value-type="float">
            <text:p>0.0292024659724771</text:p>
          </table:table-cell>
          <table:table-cell office:value-type="float" office:value="0.00107113558936036" calcext:value-type="float">
            <text:p>0.00107113558936036</text:p>
          </table:table-cell>
          <table:table-cell office:value-type="float" office:value="0.023476803" calcext:value-type="float">
            <text:p>0.023476803</text:p>
          </table:table-cell>
          <table:table-cell office:value-type="float" office:value="0.02872876375" calcext:value-type="float">
            <text:p>0.02872876375</text:p>
          </table:table-cell>
          <table:table-cell office:value-type="float" office:value="0.029500463" calcext:value-type="float">
            <text:p>0.029500463</text:p>
          </table:table-cell>
          <table:table-cell office:value-type="float" office:value="0.0299603035" calcext:value-type="float">
            <text:p>0.0299603035</text:p>
          </table:table-cell>
          <table:table-cell office:value-type="float" office:value="0.030683865" calcext:value-type="float">
            <text:p>0.03068386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-0.0888376134427861" calcext:value-type="float">
            <text:p>-0.0888376134427861</text:p>
          </table:table-cell>
          <table:table-cell office:value-type="float" office:value="0.00148239645042508" calcext:value-type="float">
            <text:p>0.00148239645042508</text:p>
          </table:table-cell>
          <table:table-cell office:value-type="float" office:value="-0.090472975" calcext:value-type="float">
            <text:p>-0.090472975</text:p>
          </table:table-cell>
          <table:table-cell office:value-type="float" office:value="-0.089793928" calcext:value-type="float">
            <text:p>-0.089793928</text:p>
          </table:table-cell>
          <table:table-cell office:value-type="float" office:value="-0.089428486" calcext:value-type="float">
            <text:p>-0.089428486</text:p>
          </table:table-cell>
          <table:table-cell office:value-type="float" office:value="-0.08845688" calcext:value-type="float">
            <text:p>-0.08845688</text:p>
          </table:table-cell>
          <table:table-cell office:value-type="float" office:value="-0.082769762" calcext:value-type="float">
            <text:p>-0.08276976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-0.0542014272201835" calcext:value-type="float">
            <text:p>-0.0542014272201835</text:p>
          </table:table-cell>
          <table:table-cell office:value-type="float" office:value="0.00124359244683887" calcext:value-type="float">
            <text:p>0.00124359244683887</text:p>
          </table:table-cell>
          <table:table-cell office:value-type="float" office:value="-0.055799475" calcext:value-type="float">
            <text:p>-0.055799475</text:p>
          </table:table-cell>
          <table:table-cell office:value-type="float" office:value="-0.05516883925" calcext:value-type="float">
            <text:p>-0.05516883925</text:p>
          </table:table-cell>
          <table:table-cell office:value-type="float" office:value="-0.0544856095" calcext:value-type="float">
            <text:p>-0.0544856095</text:p>
          </table:table-cell>
          <table:table-cell office:value-type="float" office:value="-0.0534325185" calcext:value-type="float">
            <text:p>-0.0534325185</text:p>
          </table:table-cell>
          <table:table-cell office:value-type="float" office:value="-0.05069175" calcext:value-type="float">
            <text:p>-0.05069175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.00311162203181818" calcext:value-type="float">
            <text:p>0.00311162203181818</text:p>
          </table:table-cell>
          <table:table-cell office:value-type="float" office:value="0.000167654631672403" calcext:value-type="float">
            <text:p>0.000167654631672403</text:p>
          </table:table-cell>
          <table:table-cell office:value-type="float" office:value="0.002803345" calcext:value-type="float">
            <text:p>0.002803345</text:p>
          </table:table-cell>
          <table:table-cell office:value-type="float" office:value="0.00301003875" calcext:value-type="float">
            <text:p>0.00301003875</text:p>
          </table:table-cell>
          <table:table-cell office:value-type="float" office:value="0.003095026" calcext:value-type="float">
            <text:p>0.003095026</text:p>
          </table:table-cell>
          <table:table-cell office:value-type="float" office:value="0.00318931975" calcext:value-type="float">
            <text:p>0.00318931975</text:p>
          </table:table-cell>
          <table:table-cell office:value-type="float" office:value="0.00406702" calcext:value-type="float">
            <text:p>0.00406702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-0.0612622916007067" calcext:value-type="float">
            <text:p>-0.0612622916007067</text:p>
          </table:table-cell>
          <table:table-cell office:value-type="float" office:value="0.000514524051932952" calcext:value-type="float">
            <text:p>0.000514524051932952</text:p>
          </table:table-cell>
          <table:table-cell office:value-type="float" office:value="-0.063110306" calcext:value-type="float">
            <text:p>-0.063110306</text:p>
          </table:table-cell>
          <table:table-cell office:value-type="float" office:value="-0.0616134315" calcext:value-type="float">
            <text:p>-0.0616134315</text:p>
          </table:table-cell>
          <table:table-cell office:value-type="float" office:value="-0.061317082" calcext:value-type="float">
            <text:p>-0.061317082</text:p>
          </table:table-cell>
          <table:table-cell office:value-type="float" office:value="-0.061020555" calcext:value-type="float">
            <text:p>-0.061020555</text:p>
          </table:table-cell>
          <table:table-cell office:value-type="float" office:value="-0.05922179" calcext:value-type="float">
            <text:p>-0.05922179</text:p>
          </table:table-cell>
          <table:table-cell office:value-type="string" calcext:value-type="string">
            <text:p>inf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5.4138839664151" calcext:value-type="float">
            <text:p>5.4138839664151</text:p>
          </table:table-cell>
          <table:table-cell office:value-type="float" office:value="1.08606962185343" calcext:value-type="float">
            <text:p>1.08606962185343</text:p>
          </table:table-cell>
          <table:table-cell office:value-type="float" office:value="2.79209649" calcext:value-type="float">
            <text:p>2.79209649</text:p>
          </table:table-cell>
          <table:table-cell office:value-type="float" office:value="4.5251413115" calcext:value-type="float">
            <text:p>4.5251413115</text:p>
          </table:table-cell>
          <table:table-cell office:value-type="float" office:value="6.1626688305" calcext:value-type="float">
            <text:p>6.1626688305</text:p>
          </table:table-cell>
          <table:table-cell office:value-type="float" office:value="6.28182173725" calcext:value-type="float">
            <text:p>6.28182173725</text:p>
          </table:table-cell>
          <table:table-cell office:value-type="float" office:value="6.32636186" calcext:value-type="float">
            <text:p>6.32636186</text:p>
          </table:table-cell>
          <table:table-cell office:value-type="float" office:value="80.4627988805032" calcext:value-type="float">
            <text:p>80.462798880503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17" calcext:value-type="float">
            <text:p>217</text:p>
          </table:table-cell>
          <table:table-cell office:value-type="float" office:value="7.67072548462212" calcext:value-type="float">
            <text:p>7.67072548462212</text:p>
          </table:table-cell>
          <table:table-cell office:value-type="float" office:value="1.14742788595506" calcext:value-type="float">
            <text:p>1.14742788595506</text:p>
          </table:table-cell>
          <table:table-cell office:value-type="float" office:value="2.985094416" calcext:value-type="float">
            <text:p>2.985094416</text:p>
          </table:table-cell>
          <table:table-cell office:value-type="float" office:value="7.402725137" calcext:value-type="float">
            <text:p>7.402725137</text:p>
          </table:table-cell>
          <table:table-cell office:value-type="float" office:value="8.09422272" calcext:value-type="float">
            <text:p>8.09422272</text:p>
          </table:table-cell>
          <table:table-cell office:value-type="float" office:value="8.474116127" calcext:value-type="float">
            <text:p>8.474116127</text:p>
          </table:table-cell>
          <table:table-cell office:value-type="float" office:value="8.760838437" calcext:value-type="float">
            <text:p>8.760838437</text:p>
          </table:table-cell>
          <table:table-cell office:value-type="float" office:value="119.163585274918" calcext:value-type="float">
            <text:p>119.163585274918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6" calcext:value-type="float">
            <text:p>206</text:p>
          </table:table-cell>
          <table:table-cell office:value-type="float" office:value="3.11872086352913" calcext:value-type="float">
            <text:p>3.11872086352913</text:p>
          </table:table-cell>
          <table:table-cell office:value-type="float" office:value="0.00570363711841692" calcext:value-type="float">
            <text:p>0.00570363711841692</text:p>
          </table:table-cell>
          <table:table-cell office:value-type="float" office:value="3.103333323" calcext:value-type="float">
            <text:p>3.103333323</text:p>
          </table:table-cell>
          <table:table-cell office:value-type="float" office:value="3.11468212175" calcext:value-type="float">
            <text:p>3.11468212175</text:p>
          </table:table-cell>
          <table:table-cell office:value-type="float" office:value="3.1184856115" calcext:value-type="float">
            <text:p>3.1184856115</text:p>
          </table:table-cell>
          <table:table-cell office:value-type="float" office:value="3.12226871775" calcext:value-type="float">
            <text:p>3.12226871775</text:p>
          </table:table-cell>
          <table:table-cell office:value-type="float" office:value="3.131316247" calcext:value-type="float">
            <text:p>3.131316247</text:p>
          </table:table-cell>
          <table:table-cell office:value-type="float" office:value="22.0319784117718" calcext:value-type="float">
            <text:p>22.0319784117718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5.9129958366911" calcext:value-type="float">
            <text:p>5.9129958366911</text:p>
          </table:table-cell>
          <table:table-cell office:value-type="float" office:value="1.14261205703643" calcext:value-type="float">
            <text:p>1.14261205703643</text:p>
          </table:table-cell>
          <table:table-cell office:value-type="float" office:value="3.251879216" calcext:value-type="float">
            <text:p>3.251879216</text:p>
          </table:table-cell>
          <table:table-cell office:value-type="float" office:value="5.969436272" calcext:value-type="float">
            <text:p>5.969436272</text:p>
          </table:table-cell>
          <table:table-cell office:value-type="float" office:value="6.463102285" calcext:value-type="float">
            <text:p>6.463102285</text:p>
          </table:table-cell>
          <table:table-cell office:value-type="float" office:value="6.618301754" calcext:value-type="float">
            <text:p>6.618301754</text:p>
          </table:table-cell>
          <table:table-cell office:value-type="float" office:value="6.795153574" calcext:value-type="float">
            <text:p>6.795153574</text:p>
          </table:table-cell>
          <table:table-cell office:value-type="float" office:value="47.8248959172775" calcext:value-type="float">
            <text:p>47.8248959172775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3.64540318781443" calcext:value-type="float">
            <text:p>3.64540318781443</text:p>
          </table:table-cell>
          <table:table-cell office:value-type="float" office:value="0.00258341476093458" calcext:value-type="float">
            <text:p>0.00258341476093458</text:p>
          </table:table-cell>
          <table:table-cell office:value-type="float" office:value="3.635953541" calcext:value-type="float">
            <text:p>3.635953541</text:p>
          </table:table-cell>
          <table:table-cell office:value-type="float" office:value="3.644250053" calcext:value-type="float">
            <text:p>3.644250053</text:p>
          </table:table-cell>
          <table:table-cell office:value-type="float" office:value="3.6459041" calcext:value-type="float">
            <text:p>3.6459041</text:p>
          </table:table-cell>
          <table:table-cell office:value-type="float" office:value="3.64727491625" calcext:value-type="float">
            <text:p>3.64727491625</text:p>
          </table:table-cell>
          <table:table-cell office:value-type="float" office:value="3.651323779" calcext:value-type="float">
            <text:p>3.651323779</text:p>
          </table:table-cell>
          <table:table-cell office:value-type="float" office:value="8.86492030463917" calcext:value-type="float">
            <text:p>8.86492030463917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05" calcext:value-type="float">
            <text:p>205</text:p>
          </table:table-cell>
          <table:table-cell office:value-type="float" office:value="7.52378999424878" calcext:value-type="float">
            <text:p>7.52378999424878</text:p>
          </table:table-cell>
          <table:table-cell office:value-type="float" office:value="1.19512756914399" calcext:value-type="float">
            <text:p>1.19512756914399</text:p>
          </table:table-cell>
          <table:table-cell office:value-type="float" office:value="3.694329622" calcext:value-type="float">
            <text:p>3.694329622</text:p>
          </table:table-cell>
          <table:table-cell office:value-type="float" office:value="7.59374423" calcext:value-type="float">
            <text:p>7.59374423</text:p>
          </table:table-cell>
          <table:table-cell office:value-type="float" office:value="8.015340906" calcext:value-type="float">
            <text:p>8.015340906</text:p>
          </table:table-cell>
          <table:table-cell office:value-type="float" office:value="8.212996074" calcext:value-type="float">
            <text:p>8.212996074</text:p>
          </table:table-cell>
          <table:table-cell office:value-type="float" office:value="8.300565724" calcext:value-type="float">
            <text:p>8.300565724</text:p>
          </table:table-cell>
          <table:table-cell office:value-type="float" office:value="67.1953332055285" calcext:value-type="float">
            <text:p>67.1953332055285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4.06254452562326" calcext:value-type="float">
            <text:p>4.06254452562326</text:p>
          </table:table-cell>
          <table:table-cell office:value-type="float" office:value="0.0356193303390807" calcext:value-type="float">
            <text:p>0.0356193303390807</text:p>
          </table:table-cell>
          <table:table-cell office:value-type="float" office:value="3.980256979" calcext:value-type="float">
            <text:p>3.980256979</text:p>
          </table:table-cell>
          <table:table-cell office:value-type="float" office:value="4.0380328015" calcext:value-type="float">
            <text:p>4.0380328015</text:p>
          </table:table-cell>
          <table:table-cell office:value-type="float" office:value="4.059800759" calcext:value-type="float">
            <text:p>4.059800759</text:p>
          </table:table-cell>
          <table:table-cell office:value-type="float" office:value="4.0789363325" calcext:value-type="float">
            <text:p>4.0789363325</text:p>
          </table:table-cell>
          <table:table-cell office:value-type="float" office:value="4.1623581" calcext:value-type="float">
            <text:p>4.1623581</text:p>
          </table:table-cell>
          <table:table-cell office:value-type="float" office:value="18.7491094875349" calcext:value-type="float">
            <text:p>18.7491094875349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4.122053424285" calcext:value-type="float">
            <text:p>4.122053424285</text:p>
          </table:table-cell>
          <table:table-cell office:value-type="float" office:value="0.0220905515373106" calcext:value-type="float">
            <text:p>0.0220905515373106</text:p>
          </table:table-cell>
          <table:table-cell office:value-type="float" office:value="4.011058089" calcext:value-type="float">
            <text:p>4.011058089</text:p>
          </table:table-cell>
          <table:table-cell office:value-type="float" office:value="4.11421434" calcext:value-type="float">
            <text:p>4.11421434</text:p>
          </table:table-cell>
          <table:table-cell office:value-type="float" office:value="4.1256217075" calcext:value-type="float">
            <text:p>4.1256217075</text:p>
          </table:table-cell>
          <table:table-cell office:value-type="float" office:value="4.136443922" calcext:value-type="float">
            <text:p>4.136443922</text:p>
          </table:table-cell>
          <table:table-cell office:value-type="float" office:value="4.152921624" calcext:value-type="float">
            <text:p>4.152921624</text:p>
          </table:table-cell>
          <table:table-cell office:value-type="float" office:value="17.5589315143" calcext:value-type="float">
            <text:p>17.558931514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4.13972727503465" calcext:value-type="float">
            <text:p>4.13972727503465</text:p>
          </table:table-cell>
          <table:table-cell office:value-type="float" office:value="0.00979398521462293" calcext:value-type="float">
            <text:p>0.00979398521462293</text:p>
          </table:table-cell>
          <table:table-cell office:value-type="float" office:value="4.090628326" calcext:value-type="float">
            <text:p>4.090628326</text:p>
          </table:table-cell>
          <table:table-cell office:value-type="float" office:value="4.1343893985" calcext:value-type="float">
            <text:p>4.1343893985</text:p>
          </table:table-cell>
          <table:table-cell office:value-type="float" office:value="4.143318637" calcext:value-type="float">
            <text:p>4.143318637</text:p>
          </table:table-cell>
          <table:table-cell office:value-type="float" office:value="4.14665893025" calcext:value-type="float">
            <text:p>4.14665893025</text:p>
          </table:table-cell>
          <table:table-cell office:value-type="float" office:value="4.153079039" calcext:value-type="float">
            <text:p>4.153079039</text:p>
          </table:table-cell>
          <table:table-cell office:value-type="float" office:value="17.2054544993069" calcext:value-type="float">
            <text:p>17.205454499306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244" calcext:value-type="float">
            <text:p>244</text:p>
          </table:table-cell>
          <table:table-cell office:value-type="float" office:value="5.47795473170902" calcext:value-type="float">
            <text:p>5.47795473170902</text:p>
          </table:table-cell>
          <table:table-cell office:value-type="float" office:value="0.991403435911329" calcext:value-type="float">
            <text:p>0.991403435911329</text:p>
          </table:table-cell>
          <table:table-cell office:value-type="float" office:value="4.096831639" calcext:value-type="float">
            <text:p>4.096831639</text:p>
          </table:table-cell>
          <table:table-cell office:value-type="float" office:value="4.63816788625" calcext:value-type="float">
            <text:p>4.63816788625</text:p>
          </table:table-cell>
          <table:table-cell office:value-type="float" office:value="5.0793729585" calcext:value-type="float">
            <text:p>5.0793729585</text:p>
          </table:table-cell>
          <table:table-cell office:value-type="float" office:value="6.352807452" calcext:value-type="float">
            <text:p>6.352807452</text:p>
          </table:table-cell>
          <table:table-cell office:value-type="float" office:value="8.332116193" calcext:value-type="float">
            <text:p>8.332116193</text:p>
          </table:table-cell>
          <table:table-cell office:value-type="float" office:value="0.40082305983608" calcext:value-type="float">
            <text:p>0.40082305983608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6.04216918963679" calcext:value-type="float">
            <text:p>6.04216918963679</text:p>
          </table:table-cell>
          <table:table-cell office:value-type="float" office:value="0.581684097290537" calcext:value-type="float">
            <text:p>0.581684097290537</text:p>
          </table:table-cell>
          <table:table-cell office:value-type="float" office:value="4.162348214" calcext:value-type="float">
            <text:p>4.162348214</text:p>
          </table:table-cell>
          <table:table-cell office:value-type="float" office:value="5.6364494815" calcext:value-type="float">
            <text:p>5.6364494815</text:p>
          </table:table-cell>
          <table:table-cell office:value-type="float" office:value="6.083523384" calcext:value-type="float">
            <text:p>6.083523384</text:p>
          </table:table-cell>
          <table:table-cell office:value-type="float" office:value="6.4773437285" calcext:value-type="float">
            <text:p>6.4773437285</text:p>
          </table:table-cell>
          <table:table-cell office:value-type="float" office:value="7.32764234" calcext:value-type="float">
            <text:p>7.32764234</text:p>
          </table:table-cell>
          <table:table-cell office:value-type="float" office:value="0.702819827279881" calcext:value-type="float">
            <text:p>0.70281982727988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4.68198724705028" calcext:value-type="float">
            <text:p>4.68198724705028</text:p>
          </table:table-cell>
          <table:table-cell office:value-type="float" office:value="0.0134529678841727" calcext:value-type="float">
            <text:p>0.0134529678841727</text:p>
          </table:table-cell>
          <table:table-cell office:value-type="float" office:value="4.626313769" calcext:value-type="float">
            <text:p>4.626313769</text:p>
          </table:table-cell>
          <table:table-cell office:value-type="float" office:value="4.6753908325" calcext:value-type="float">
            <text:p>4.6753908325</text:p>
          </table:table-cell>
          <table:table-cell office:value-type="float" office:value="4.68467876" calcext:value-type="float">
            <text:p>4.68467876</text:p>
          </table:table-cell>
          <table:table-cell office:value-type="float" office:value="4.692346252" calcext:value-type="float">
            <text:p>4.692346252</text:p>
          </table:table-cell>
          <table:table-cell office:value-type="float" office:value="4.702440691" calcext:value-type="float">
            <text:p>4.702440691</text:p>
          </table:table-cell>
          <table:table-cell office:value-type="float" office:value="21.9668792158287" calcext:value-type="float">
            <text:p>21.966879215828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6.0560576310198" calcext:value-type="float">
            <text:p>6.0560576310198</text:p>
          </table:table-cell>
          <table:table-cell office:value-type="float" office:value="0.937412142457048" calcext:value-type="float">
            <text:p>0.937412142457048</text:p>
          </table:table-cell>
          <table:table-cell office:value-type="float" office:value="4.756737934" calcext:value-type="float">
            <text:p>4.756737934</text:p>
          </table:table-cell>
          <table:table-cell office:value-type="float" office:value="5.45202844825" calcext:value-type="float">
            <text:p>5.45202844825</text:p>
          </table:table-cell>
          <table:table-cell office:value-type="float" office:value="5.756170996" calcext:value-type="float">
            <text:p>5.756170996</text:p>
          </table:table-cell>
          <table:table-cell office:value-type="float" office:value="6.23813764725" calcext:value-type="float">
            <text:p>6.23813764725</text:p>
          </table:table-cell>
          <table:table-cell office:value-type="float" office:value="8.364982556" calcext:value-type="float">
            <text:p>8.364982556</text:p>
          </table:table-cell>
          <table:table-cell office:value-type="float" office:value="0.934293850330029" calcext:value-type="float">
            <text:p>0.934293850330029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office:value-type="float" office:value="250" calcext:value-type="float">
            <text:p>250</text:p>
          </table:table-cell>
          <table:table-cell office:value-type="float" office:value="6.195428200796" calcext:value-type="float">
            <text:p>6.195428200796</text:p>
          </table:table-cell>
          <table:table-cell office:value-type="float" office:value="0.897058898364574" calcext:value-type="float">
            <text:p>0.897058898364574</text:p>
          </table:table-cell>
          <table:table-cell office:value-type="float" office:value="4.767988684" calcext:value-type="float">
            <text:p>4.767988684</text:p>
          </table:table-cell>
          <table:table-cell office:value-type="float" office:value="5.43502287025" calcext:value-type="float">
            <text:p>5.43502287025</text:p>
          </table:table-cell>
          <table:table-cell office:value-type="float" office:value="5.927384714" calcext:value-type="float">
            <text:p>5.927384714</text:p>
          </table:table-cell>
          <table:table-cell office:value-type="float" office:value="7.133182298" calcext:value-type="float">
            <text:p>7.133182298</text:p>
          </table:table-cell>
          <table:table-cell office:value-type="float" office:value="8.134806103" calcext:value-type="float">
            <text:p>8.134806103</text:p>
          </table:table-cell>
          <table:table-cell office:value-type="float" office:value="4.68571998775386" calcext:value-type="float">
            <text:p>4.68571998775386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5.560425770152" calcext:value-type="float">
            <text:p>5.560425770152</text:p>
          </table:table-cell>
          <table:table-cell office:value-type="float" office:value="0.61145327910116" calcext:value-type="float">
            <text:p>0.61145327910116</text:p>
          </table:table-cell>
          <table:table-cell office:value-type="float" office:value="4.780482767" calcext:value-type="float">
            <text:p>4.780482767</text:p>
          </table:table-cell>
          <table:table-cell office:value-type="float" office:value="5.1621635045" calcext:value-type="float">
            <text:p>5.1621635045</text:p>
          </table:table-cell>
          <table:table-cell office:value-type="float" office:value="5.3380541675" calcext:value-type="float">
            <text:p>5.3380541675</text:p>
          </table:table-cell>
          <table:table-cell office:value-type="float" office:value="5.62598815275" calcext:value-type="float">
            <text:p>5.62598815275</text:p>
          </table:table-cell>
          <table:table-cell office:value-type="float" office:value="7.33265765" calcext:value-type="float">
            <text:p>7.33265765</text:p>
          </table:table-cell>
          <table:table-cell office:value-type="float" office:value="20.5653461406857" calcext:value-type="float">
            <text:p>20.565346140685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 office:value-type="float" office:value="5.04809050594372" calcext:value-type="float">
            <text:p>5.04809050594372</text:p>
          </table:table-cell>
          <table:table-cell office:value-type="float" office:value="0.0510883950352025" calcext:value-type="float">
            <text:p>0.0510883950352025</text:p>
          </table:table-cell>
          <table:table-cell office:value-type="float" office:value="4.854743227" calcext:value-type="float">
            <text:p>4.854743227</text:p>
          </table:table-cell>
          <table:table-cell office:value-type="float" office:value="5.018037372" calcext:value-type="float">
            <text:p>5.018037372</text:p>
          </table:table-cell>
          <table:table-cell office:value-type="float" office:value="5.052007555" calcext:value-type="float">
            <text:p>5.052007555</text:p>
          </table:table-cell>
          <table:table-cell office:value-type="float" office:value="5.082825792" calcext:value-type="float">
            <text:p>5.082825792</text:p>
          </table:table-cell>
          <table:table-cell office:value-type="float" office:value="5.166357255" calcext:value-type="float">
            <text:p>5.166357255</text:p>
          </table:table-cell>
          <table:table-cell office:value-type="float" office:value="27.8844213436611" calcext:value-type="float">
            <text:p>27.884421343661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5.18061749281643" calcext:value-type="float">
            <text:p>5.18061749281643</text:p>
          </table:table-cell>
          <table:table-cell office:value-type="float" office:value="0.0700262448888849" calcext:value-type="float">
            <text:p>0.0700262448888849</text:p>
          </table:table-cell>
          <table:table-cell office:value-type="float" office:value="4.876003499" calcext:value-type="float">
            <text:p>4.876003499</text:p>
          </table:table-cell>
          <table:table-cell office:value-type="float" office:value="5.178084486" calcext:value-type="float">
            <text:p>5.178084486</text:p>
          </table:table-cell>
          <table:table-cell office:value-type="float" office:value="5.208443798" calcext:value-type="float">
            <text:p>5.208443798</text:p>
          </table:table-cell>
          <table:table-cell office:value-type="float" office:value="5.217452369" calcext:value-type="float">
            <text:p>5.217452369</text:p>
          </table:table-cell>
          <table:table-cell office:value-type="float" office:value="5.228450722" calcext:value-type="float">
            <text:p>5.228450722</text:p>
          </table:table-cell>
          <table:table-cell office:value-type="float" office:value="25.9911786740511" calcext:value-type="float">
            <text:p>25.991178674051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8" calcext:value-type="float">
            <text:p>238</text:p>
          </table:table-cell>
          <table:table-cell office:value-type="float" office:value="5.59268305834034" calcext:value-type="float">
            <text:p>5.59268305834034</text:p>
          </table:table-cell>
          <table:table-cell office:value-type="float" office:value="0.217242426726013" calcext:value-type="float">
            <text:p>0.217242426726013</text:p>
          </table:table-cell>
          <table:table-cell office:value-type="float" office:value="5.112495205" calcext:value-type="float">
            <text:p>5.112495205</text:p>
          </table:table-cell>
          <table:table-cell office:value-type="float" office:value="5.3253877945" calcext:value-type="float">
            <text:p>5.3253877945</text:p>
          </table:table-cell>
          <table:table-cell office:value-type="float" office:value="5.727970482" calcext:value-type="float">
            <text:p>5.727970482</text:p>
          </table:table-cell>
          <table:table-cell office:value-type="float" office:value="5.73694601875" calcext:value-type="float">
            <text:p>5.73694601875</text:p>
          </table:table-cell>
          <table:table-cell office:value-type="float" office:value="5.748907457" calcext:value-type="float">
            <text:p>5.748907457</text:p>
          </table:table-cell>
          <table:table-cell office:value-type="float" office:value="20.1045277379952" calcext:value-type="float">
            <text:p>20.104527737995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5.19678844325373" calcext:value-type="float">
            <text:p>5.19678844325373</text:p>
          </table:table-cell>
          <table:table-cell office:value-type="float" office:value="0.0106911894030669" calcext:value-type="float">
            <text:p>0.0106911894030669</text:p>
          </table:table-cell>
          <table:table-cell office:value-type="float" office:value="5.144388534" calcext:value-type="float">
            <text:p>5.144388534</text:p>
          </table:table-cell>
          <table:table-cell office:value-type="float" office:value="5.1921249" calcext:value-type="float">
            <text:p>5.1921249</text:p>
          </table:table-cell>
          <table:table-cell office:value-type="float" office:value="5.199986338" calcext:value-type="float">
            <text:p>5.199986338</text:p>
          </table:table-cell>
          <table:table-cell office:value-type="float" office:value="5.204659643" calcext:value-type="float">
            <text:p>5.204659643</text:p>
          </table:table-cell>
          <table:table-cell office:value-type="float" office:value="5.21027884" calcext:value-type="float">
            <text:p>5.21027884</text:p>
          </table:table-cell>
          <table:table-cell office:value-type="float" office:value="25.7601650963753" calcext:value-type="float">
            <text:p>25.7601650963753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5" calcext:value-type="float">
            <text:p>7.5</text:p>
          </table:table-cell>
          <table:table-cell office:value-type="float" office:value="221" calcext:value-type="float">
            <text:p>221</text:p>
          </table:table-cell>
          <table:table-cell office:value-type="float" office:value="6.24327481204072" calcext:value-type="float">
            <text:p>6.24327481204072</text:p>
          </table:table-cell>
          <table:table-cell office:value-type="float" office:value="0.0625543160571485" calcext:value-type="float">
            <text:p>0.0625543160571485</text:p>
          </table:table-cell>
          <table:table-cell office:value-type="float" office:value="5.903199595" calcext:value-type="float">
            <text:p>5.903199595</text:p>
          </table:table-cell>
          <table:table-cell office:value-type="float" office:value="6.212822018" calcext:value-type="float">
            <text:p>6.212822018</text:p>
          </table:table-cell>
          <table:table-cell office:value-type="float" office:value="6.27330227" calcext:value-type="float">
            <text:p>6.27330227</text:p>
          </table:table-cell>
          <table:table-cell office:value-type="float" office:value="6.287762655" calcext:value-type="float">
            <text:p>6.287762655</text:p>
          </table:table-cell>
          <table:table-cell office:value-type="float" office:value="6.301660098" calcext:value-type="float">
            <text:p>6.301660098</text:p>
          </table:table-cell>
          <table:table-cell office:value-type="float" office:value="16.756335839457" calcext:value-type="float">
            <text:p>16.756335839457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office:value-type="float" office:value="6.20547914194445" calcext:value-type="float">
            <text:p>6.20547914194445</text:p>
          </table:table-cell>
          <table:table-cell office:value-type="float" office:value="0.0351350228080053" calcext:value-type="float">
            <text:p>0.0351350228080053</text:p>
          </table:table-cell>
          <table:table-cell office:value-type="float" office:value="5.996399123" calcext:value-type="float">
            <text:p>5.996399123</text:p>
          </table:table-cell>
          <table:table-cell office:value-type="float" office:value="6.18804311425" calcext:value-type="float">
            <text:p>6.18804311425</text:p>
          </table:table-cell>
          <table:table-cell office:value-type="float" office:value="6.208829631" calcext:value-type="float">
            <text:p>6.208829631</text:p>
          </table:table-cell>
          <table:table-cell office:value-type="float" office:value="6.2325189015" calcext:value-type="float">
            <text:p>6.2325189015</text:p>
          </table:table-cell>
          <table:table-cell office:value-type="float" office:value="6.258373265" calcext:value-type="float">
            <text:p>6.258373265</text:p>
          </table:table-cell>
          <table:table-cell office:value-type="float" office:value="22.4315107256944" calcext:value-type="float">
            <text:p>22.4315107256944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7.22599324106542" calcext:value-type="float">
            <text:p>7.22599324106542</text:p>
          </table:table-cell>
          <table:table-cell office:value-type="float" office:value="0.0826626300022803" calcext:value-type="float">
            <text:p>0.0826626300022803</text:p>
          </table:table-cell>
          <table:table-cell office:value-type="float" office:value="6.415821377" calcext:value-type="float">
            <text:p>6.415821377</text:p>
          </table:table-cell>
          <table:table-cell office:value-type="float" office:value="7.19713812575" calcext:value-type="float">
            <text:p>7.19713812575</text:p>
          </table:table-cell>
          <table:table-cell office:value-type="float" office:value="7.2536641565" calcext:value-type="float">
            <text:p>7.2536641565</text:p>
          </table:table-cell>
          <table:table-cell office:value-type="float" office:value="7.27765089575" calcext:value-type="float">
            <text:p>7.27765089575</text:p>
          </table:table-cell>
          <table:table-cell office:value-type="float" office:value="7.295027953" calcext:value-type="float">
            <text:p>7.295027953</text:p>
          </table:table-cell>
          <table:table-cell office:value-type="float" office:value="9.67508448668224" calcext:value-type="float">
            <text:p>9.67508448668224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8.08699850849083" calcext:value-type="float">
            <text:p>8.08699850849083</text:p>
          </table:table-cell>
          <table:table-cell office:value-type="float" office:value="0.294629280228082" calcext:value-type="float">
            <text:p>0.294629280228082</text:p>
          </table:table-cell>
          <table:table-cell office:value-type="float" office:value="6.539100274" calcext:value-type="float">
            <text:p>6.539100274</text:p>
          </table:table-cell>
          <table:table-cell office:value-type="float" office:value="7.9732051385" calcext:value-type="float">
            <text:p>7.9732051385</text:p>
          </table:table-cell>
          <table:table-cell office:value-type="float" office:value="8.1782810175" calcext:value-type="float">
            <text:p>8.1782810175</text:p>
          </table:table-cell>
          <table:table-cell office:value-type="float" office:value="8.30242900375" calcext:value-type="float">
            <text:p>8.30242900375</text:p>
          </table:table-cell>
          <table:table-cell office:value-type="float" office:value="8.369958393" calcext:value-type="float">
            <text:p>8.369958393</text:p>
          </table:table-cell>
          <table:table-cell office:value-type="float" office:value="1.08748135613532" calcext:value-type="float">
            <text:p>1.08748135613532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  <table:table-cell office:value-type="float" office:value="7.12289037199005" calcext:value-type="float">
            <text:p>7.12289037199005</text:p>
          </table:table-cell>
          <table:table-cell office:value-type="float" office:value="0.11456100984777" calcext:value-type="float">
            <text:p>0.11456100984777</text:p>
          </table:table-cell>
          <table:table-cell office:value-type="float" office:value="6.647866947" calcext:value-type="float">
            <text:p>6.647866947</text:p>
          </table:table-cell>
          <table:table-cell office:value-type="float" office:value="7.10208517" calcext:value-type="float">
            <text:p>7.10208517</text:p>
          </table:table-cell>
          <table:table-cell office:value-type="float" office:value="7.165814677" calcext:value-type="float">
            <text:p>7.165814677</text:p>
          </table:table-cell>
          <table:table-cell office:value-type="float" office:value="7.194996413" calcext:value-type="float">
            <text:p>7.194996413</text:p>
          </table:table-cell>
          <table:table-cell office:value-type="float" office:value="7.239588628" calcext:value-type="float">
            <text:p>7.239588628</text:p>
          </table:table-cell>
          <table:table-cell office:value-type="float" office:value="10.9638703501244" calcext:value-type="float">
            <text:p>10.9638703501244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7.1421384305367" calcext:value-type="float">
            <text:p>7.1421384305367</text:p>
          </table:table-cell>
          <table:table-cell office:value-type="float" office:value="0.16485680823864" calcext:value-type="float">
            <text:p>0.16485680823864</text:p>
          </table:table-cell>
          <table:table-cell office:value-type="float" office:value="6.68467399" calcext:value-type="float">
            <text:p>6.68467399</text:p>
          </table:table-cell>
          <table:table-cell office:value-type="float" office:value="7.031594625" calcext:value-type="float">
            <text:p>7.031594625</text:p>
          </table:table-cell>
          <table:table-cell office:value-type="float" office:value="7.180560765" calcext:value-type="float">
            <text:p>7.180560765</text:p>
          </table:table-cell>
          <table:table-cell office:value-type="float" office:value="7.270018653" calcext:value-type="float">
            <text:p>7.270018653</text:p>
          </table:table-cell>
          <table:table-cell office:value-type="float" office:value="7.361002171" calcext:value-type="float">
            <text:p>7.361002171</text:p>
          </table:table-cell>
          <table:table-cell office:value-type="float" office:value="10.7232696182913" calcext:value-type="float">
            <text:p>10.7232696182913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5" calcext:value-type="float">
            <text:p>8.5</text:p>
          </table:table-cell>
          <table:table-cell office:value-type="float" office:value="220" calcext:value-type="float">
            <text:p>220</text:p>
          </table:table-cell>
          <table:table-cell office:value-type="float" office:value="7.23658332926364" calcext:value-type="float">
            <text:p>7.23658332926364</text:p>
          </table:table-cell>
          <table:table-cell office:value-type="float" office:value="0.0936592793726326" calcext:value-type="float">
            <text:p>0.0936592793726326</text:p>
          </table:table-cell>
          <table:table-cell office:value-type="float" office:value="6.723905549" calcext:value-type="float">
            <text:p>6.723905549</text:p>
          </table:table-cell>
          <table:table-cell office:value-type="float" office:value="7.1908731335" calcext:value-type="float">
            <text:p>7.1908731335</text:p>
          </table:table-cell>
          <table:table-cell office:value-type="float" office:value="7.259788284" calcext:value-type="float">
            <text:p>7.259788284</text:p>
          </table:table-cell>
          <table:table-cell office:value-type="float" office:value="7.30786984825" calcext:value-type="float">
            <text:p>7.30786984825</text:p>
          </table:table-cell>
          <table:table-cell office:value-type="float" office:value="7.353092814" calcext:value-type="float">
            <text:p>7.353092814</text:p>
          </table:table-cell>
          <table:table-cell office:value-type="float" office:value="14.8637255380749" calcext:value-type="float">
            <text:p>14.8637255380749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  <table:table-cell office:value-type="float" office:value="8.36540235824382" calcext:value-type="float">
            <text:p>8.36540235824382</text:p>
          </table:table-cell>
          <table:table-cell office:value-type="float" office:value="0.0584873444076742" calcext:value-type="float">
            <text:p>0.0584873444076742</text:p>
          </table:table-cell>
          <table:table-cell office:value-type="float" office:value="8.100229432" calcext:value-type="float">
            <text:p>8.100229432</text:p>
          </table:table-cell>
          <table:table-cell office:value-type="float" office:value="8.3384685805" calcext:value-type="float">
            <text:p>8.3384685805</text:p>
          </table:table-cell>
          <table:table-cell office:value-type="float" office:value="8.385797991" calcext:value-type="float">
            <text:p>8.385797991</text:p>
          </table:table-cell>
          <table:table-cell office:value-type="float" office:value="8.4075650065" calcext:value-type="float">
            <text:p>8.4075650065</text:p>
          </table:table-cell>
          <table:table-cell office:value-type="float" office:value="8.438764597" calcext:value-type="float">
            <text:p>8.438764597</text:p>
          </table:table-cell>
          <table:table-cell office:value-type="float" office:value="7.05108490840204" calcext:value-type="float">
            <text:p>7.0510849084020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09:56:47.893428257</meta:creation-date>
    <meta:generator>LibreOffice/7.3.7.2$Linux_X86_64 LibreOffice_project/30$Build-2</meta:generator>
    <dc:date>2023-07-19T10:13:56.935494552</dc:date>
    <meta:editing-duration>PT6M56S</meta:editing-duration>
    <meta:editing-cycles>3</meta:editing-cycles>
    <meta:document-statistic meta:table-count="1" meta:cell-count="107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4cm" svg:height="21.047cm" xlink:href=".." xlink:type="simple" chart:class="chart:scatter" chart:style-name="ch1">
        <chart:title svg:x="7.214cm" svg:y="0.556cm" chart:style-name="ch2">
          <text:p>homography dark</text:p>
        </chart:title>
        <chart:legend chart:legend-position="end" svg:x="16.432cm" svg:y="9.975cm" style:legend-expansion="high" chart:style-name="ch3"/>
        <chart:plot-area chart:style-name="ch4" table:cell-range-address="Sheet1.B2:Sheet1.B28 Sheet1.B62:Sheet1.B88 Sheet1.D62:Sheet1.D88" chart:data-source-has-labels="row" svg:x="1.371cm" svg:y="1.755cm" svg:width="14.701cm" svg:height="17.891cm">
          <chart:coordinate-region svg:x="1.662cm" svg:y="1.954cm" svg:width="14.17cm" svg:height="17.045cm"/>
          <chart:axis chart:dimension="x" chart:name="primary-x" chart:style-name="ch5">
            <chart:title svg:x="8.452cm" svg:y="20.066cm" chart:style-name="ch6">
              <text:p>[m]</text:p>
            </chart:title>
          </chart:axis>
          <chart:axis chart:dimension="y" chart:name="primary-y" chart:style-name="ch7">
            <chart:title svg:x="0.451cm" svg:y="10.969cm" chart:style-name="ch8">
              <text:p>[m]</text:p>
            </chart:title>
            <chart:grid chart:style-name="ch9" chart:class="major"/>
          </chart:axis>
          <chart:series chart:style-name="ch10" chart:values-cell-range-address="Sheet1.B62:Sheet1.B88" loext:label-string="real" chart:class="chart:scatter">
            <chart:domain table:cell-range-address="Sheet1.B2:Sheet1.B28"/>
            <chart:data-point chart:repeated="27"/>
          </chart:series>
          <chart:series chart:style-name="ch11" chart:values-cell-range-address="Sheet1.D62:Sheet1.D88" loext:label-string="meas" chart:class="chart:scatter">
            <chart:domain table:cell-range-address="Sheet1.D2:Sheet1.D28"/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al</text:p>
              </table:table-cell>
              <table:table-cell office:value-type="string">
                <text:p>Column D</text:p>
              </table:table-cell>
              <table:table-cell office:value-type="string">
                <text:p>me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-0.942141252136792">
                <text:p>-0.942141252136792</text:p>
                <draw:g>
                  <svg:desc>Sheet1.D2:Sheet1.D28</svg:desc>
                </draw:g>
              </table:table-cell>
              <table:table-cell office:value-type="float" office:value="5.4138839664151">
                <text:p>5.4138839664151</text:p>
                <draw:g>
                  <svg:desc>Sheet1.D62:Sheet1.D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0.0487392066359447">
                <text:p>-0.0487392066359447</text:p>
              </table:table-cell>
              <table:table-cell office:value-type="float" office:value="7.67072548462212">
                <text:p>7.67072548462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473257456796116">
                <text:p>0.00473257456796116</text:p>
              </table:table-cell>
              <table:table-cell office:value-type="float" office:value="3.11872086352913">
                <text:p>3.1187208635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0.0270600228062827">
                <text:p>-0.0270600228062827</text:p>
              </table:table-cell>
              <table:table-cell office:value-type="float" office:value="5.9129958366911">
                <text:p>5.9129958366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0.00258388246391753">
                <text:p>0.00258388246391753</text:p>
              </table:table-cell>
              <table:table-cell office:value-type="float" office:value="3.64540318781443">
                <text:p>3.64540318781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-0.985084831721951">
                <text:p>-0.985084831721951</text:p>
              </table:table-cell>
              <table:table-cell office:value-type="float" office:value="7.52378999424878">
                <text:p>7.52378999424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-0.00444073617674419">
                <text:p>-0.00444073617674419</text:p>
              </table:table-cell>
              <table:table-cell office:value-type="float" office:value="4.06254452562326">
                <text:p>4.06254452562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-1.032417303785">
                <text:p>-1.032417303785</text:p>
              </table:table-cell>
              <table:table-cell office:value-type="float" office:value="4.122053424285">
                <text:p>4.122053424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5">
                <text:p>5</text:p>
              </table:table-cell>
              <table:table-cell office:value-type="float" office:value="1.01329360026238">
                <text:p>1.01329360026238</text:p>
              </table:table-cell>
              <table:table-cell office:value-type="float" office:value="4.13972727503465">
                <text:p>4.13972727503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-0.0392272493442623">
                <text:p>-0.0392272493442623</text:p>
              </table:table-cell>
              <table:table-cell office:value-type="float" office:value="5.47795473170902">
                <text:p>5.477954731709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-1.74679011786792">
                <text:p>-1.74679011786792</text:p>
              </table:table-cell>
              <table:table-cell office:value-type="float" office:value="6.04216918963679">
                <text:p>6.04216918963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-0.0121624856927374">
                <text:p>-0.0121624856927374</text:p>
              </table:table-cell>
              <table:table-cell office:value-type="float" office:value="4.68198724705028">
                <text:p>4.68198724705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6">
                <text:p>6</text:p>
              </table:table-cell>
              <table:table-cell office:value-type="float" office:value="-0.0351953966534653">
                <text:p>-0.0351953966534653</text:p>
              </table:table-cell>
              <table:table-cell office:value-type="float" office:value="6.0560576310198">
                <text:p>6.0560576310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.503909423564">
                <text:p>1.503909423564</text:p>
              </table:table-cell>
              <table:table-cell office:value-type="float" office:value="6.195428200796">
                <text:p>6.1954282007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-0.033257039932">
                <text:p>-0.033257039932</text:p>
              </table:table-cell>
              <table:table-cell office:value-type="float" office:value="5.560425770152">
                <text:p>5.560425770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981623087645022">
                <text:p>0.981623087645022</text:p>
              </table:table-cell>
              <table:table-cell office:value-type="float" office:value="5.04809050594372">
                <text:p>5.048090505943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-1.0449161419372">
                <text:p>-1.0449161419372</text:p>
              </table:table-cell>
              <table:table-cell office:value-type="float" office:value="5.18061749281643">
                <text:p>5.18061749281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7">
                <text:p>7</text:p>
              </table:table-cell>
              <table:table-cell office:value-type="float" office:value="-0.019156595105042">
                <text:p>-0.019156595105042</text:p>
              </table:table-cell>
              <table:table-cell office:value-type="float" office:value="5.59268305834034">
                <text:p>5.592683058340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7">
                <text:p>7</text:p>
              </table:table-cell>
              <table:table-cell office:value-type="float" office:value="-0.0152540438557214">
                <text:p>-0.0152540438557214</text:p>
              </table:table-cell>
              <table:table-cell office:value-type="float" office:value="5.19678844325373">
                <text:p>5.196788443253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-0.0309241480904977">
                <text:p>-0.0309241480904977</text:p>
              </table:table-cell>
              <table:table-cell office:value-type="float" office:value="6.24327481204072">
                <text:p>6.24327481204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994645774090909">
                <text:p>0.994645774090909</text:p>
              </table:table-cell>
              <table:table-cell office:value-type="float" office:value="6.20547914194445">
                <text:p>6.20547914194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-0.0396455828598131">
                <text:p>-0.0396455828598131</text:p>
              </table:table-cell>
              <table:table-cell office:value-type="float" office:value="7.22599324106542">
                <text:p>7.22599324106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-2.05072015417431">
                <text:p>-2.05072015417431</text:p>
              </table:table-cell>
              <table:table-cell office:value-type="float" office:value="8.08699850849083">
                <text:p>8.08699850849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">
                <text:p>-1</text:p>
              </table:table-cell>
              <table:table-cell office:value-type="float" office:value="8">
                <text:p>8</text:p>
              </table:table-cell>
              <table:table-cell office:value-type="float" office:value="1.97781136763184">
                <text:p>1.97781136763184</text:p>
              </table:table-cell>
              <table:table-cell office:value-type="float" office:value="7.12289037199005">
                <text:p>7.122890371990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0.969284712082569">
                <text:p>0.969284712082569</text:p>
              </table:table-cell>
              <table:table-cell office:value-type="float" office:value="7.1421384305367">
                <text:p>7.14213843053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-1.0951088461">
                <text:p>-1.0951088461</text:p>
              </table:table-cell>
              <table:table-cell office:value-type="float" office:value="7.23658332926364">
                <text:p>7.23658332926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986979042833922">
                <text:p>0.986979042833922</text:p>
              </table:table-cell>
              <table:table-cell office:value-type="float" office:value="8.36540235824382">
                <text:p>8.365402358243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4cm" svg:y="0.316cm" chart:style-name="ch2">
          <text:p>z std homography dark</text:p>
        </chart:title>
        <chart:plot-area chart:style-name="ch3" table:cell-range-address="Sheet1.B62:Sheet1.B88 Sheet1.E62:Sheet1.E88" svg:x="1.33cm" svg:y="1.275cm" svg:width="14.349cm" svg:height="6.569cm">
          <chart:coordinate-region svg:x="2.057cm" svg:y="1.475cm" svg:width="13.435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62:Sheet1.E8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1.08606962185343">
                <text:p>1.08606962185343</text:p>
                <draw:g>
                  <svg:desc>Sheet1.E62:Sheet1.E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.14742788595506">
                <text:p>1.14742788595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570363711841692">
                <text:p>0.00570363711841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4261205703643">
                <text:p>1.14261205703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258341476093458">
                <text:p>0.00258341476093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1.19512756914399">
                <text:p>1.19512756914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356193303390807">
                <text:p>0.0356193303390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220905515373106">
                <text:p>0.022090551537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979398521462293">
                <text:p>0.00979398521462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991403435911329">
                <text:p>0.991403435911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581684097290537">
                <text:p>0.581684097290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134529678841727">
                <text:p>0.0134529678841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937412142457048">
                <text:p>0.937412142457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897058898364574">
                <text:p>0.897058898364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61145327910116">
                <text:p>0.61145327910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510883950352025">
                <text:p>0.051088395035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700262448888849">
                <text:p>0.0700262448888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217242426726013">
                <text:p>0.217242426726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106911894030669">
                <text:p>0.0106911894030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625543160571485">
                <text:p>0.0625543160571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351350228080053">
                <text:p>0.0351350228080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826626300022803">
                <text:p>0.0826626300022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294629280228082">
                <text:p>0.29462928022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11456100984777">
                <text:p>0.11456100984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16485680823864">
                <text:p>0.16485680823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936592793726326">
                <text:p>0.0936592793726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584873444076742">
                <text:p>0.0584873444076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4cm" svg:y="0.316cm" chart:style-name="ch2">
          <text:p>x std homography dark</text:p>
        </chart:title>
        <chart:plot-area chart:style-name="ch3" table:cell-range-address="Sheet1.B62:Sheet1.B88 Sheet1.E2:Sheet1.E28" svg:x="1.33cm" svg:y="1.275cm" svg:width="14.349cm" svg:height="6.569cm">
          <chart:coordinate-region svg:x="2.242cm" svg:y="1.474cm" svg:width="13.25cm" svg:height="5.723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4.828cm" chart:style-name="ch7">
              <text:p>std</text:p>
            </chart:title>
            <chart:grid chart:style-name="ch8" chart:class="major"/>
          </chart:axis>
          <chart:series chart:style-name="ch9" chart:values-cell-range-address="Sheet1.E2:Sheet1.E28" chart:class="chart:scatter">
            <chart:domain table:cell-range-address="Sheet1.B62:Sheet1.B88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0.189551083759742">
                <text:p>0.189551083759742</text:p>
                <draw:g>
                  <svg:desc>Sheet1.E2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0.00703904702853849">
                <text:p>0.0070390470285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000700051543276061">
                <text:p>0.0000700051543276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88496378108183">
                <text:p>0.00588496378108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745882410417404">
                <text:p>0.0000745882410417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156204561933291">
                <text:p>0.1562045619332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10655500150831">
                <text:p>0.000106555001508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544895260875818">
                <text:p>0.00544895260875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234290924202099">
                <text:p>0.00234290924202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00688146500501934">
                <text:p>0.006881465005019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167989138872957">
                <text:p>0.167989138872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.000116165427492122">
                <text:p>0.000116165427492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00569106408811809">
                <text:p>0.00569106408811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0.217963411156939">
                <text:p>0.2179634111569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345703245305111">
                <text:p>0.00345703245305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099899843333544">
                <text:p>0.0099899843333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142418232360111">
                <text:p>0.0142418232360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.000475439518896684">
                <text:p>0.000475439518896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.0000908799887372577">
                <text:p>0.0000908799887372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0.000430068736752934">
                <text:p>0.0004300687367529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0.00568599695248267">
                <text:p>0.00568599695248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.000490307496382382">
                <text:p>0.000490307496382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0.0748387737582863">
                <text:p>0.0748387737582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0.0318139749999074">
                <text:p>0.03181397499990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0.0222698947072835">
                <text:p>0.02226989470728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0.0140802765928705">
                <text:p>0.01408027659287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6969287555955">
                <text:p>0.0069692875559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62:Sheet1.E87" chart:error-lower-range="Sheet1.E62:Sheet1.E87">
        <chart:symbol-image xlink:href="Pictures/2000000E000000DF000000DF30697A88469D9B9A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E62:Sheet1.E87" chart:error-lower-range="Sheet1.E62:Sheet1.E87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2:Sheet1.E87" chart:error-lower-range="Sheet1.E62:Sheet1.E87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41cm" svg:y="0.316cm" chart:style-name="ch2">
          <text:p>error Z</text:p>
        </chart:title>
        <chart:plot-area chart:style-name="ch3" table:cell-range-address="Sheet1.B62:Sheet1.B88 Sheet1.K62:Sheet1.K88" svg:x="1.33cm" svg:y="1.275cm" svg:width="14.349cm" svg:height="6.569cm">
          <chart:coordinate-region svg:x="2.137cm" svg:y="1.475cm" svg:width="13.355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K62:Sheet1.K88" chart:class="chart:scatter">
            <chart:domain table:cell-range-address="Sheet1.B62:Sheet1.B88"/>
            <chart:error-indicator chart:style-name="ch10" chart:dimension="y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B62:Sheet1.B88</svg:desc>
                </draw:g>
              </table:table-cell>
              <table:table-cell office:value-type="float" office:value="80.4627988805032">
                <text:p>80.4627988805032</text:p>
                <draw:g>
                  <svg:desc>Sheet1.K62:Sheet1.K88</svg:desc>
                </draw:g>
              </table:table-cell>
              <table:table-cell office:value-type="float" office:value="1.08606962185343">
                <text:p>1.08606962185343</text:p>
                <draw:g>
                  <svg:desc>Sheet1.E62:Sheet1.E87</svg:desc>
                </draw:g>
              </table:table-cell>
              <table:table-cell office:value-type="float" office:value="1.08606962185343">
                <text:p>1.08606962185343</text:p>
                <draw:g>
                  <svg:desc>Sheet1.E62:Sheet1.E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19.163585274918">
                <text:p>119.163585274918</text:p>
              </table:table-cell>
              <table:table-cell office:value-type="float" office:value="1.14742788595506">
                <text:p>1.14742788595506</text:p>
              </table:table-cell>
              <table:table-cell office:value-type="float" office:value="1.14742788595506">
                <text:p>1.147427885955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2.0319784117718">
                <text:p>22.0319784117718</text:p>
              </table:table-cell>
              <table:table-cell office:value-type="float" office:value="0.00570363711841692">
                <text:p>0.00570363711841692</text:p>
              </table:table-cell>
              <table:table-cell office:value-type="float" office:value="0.00570363711841692">
                <text:p>0.00570363711841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.8248959172775">
                <text:p>47.8248959172775</text:p>
              </table:table-cell>
              <table:table-cell office:value-type="float" office:value="1.14261205703643">
                <text:p>1.14261205703643</text:p>
              </table:table-cell>
              <table:table-cell office:value-type="float" office:value="1.14261205703643">
                <text:p>1.14261205703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86492030463917">
                <text:p>8.86492030463917</text:p>
              </table:table-cell>
              <table:table-cell office:value-type="float" office:value="0.00258341476093458">
                <text:p>0.00258341476093458</text:p>
              </table:table-cell>
              <table:table-cell office:value-type="float" office:value="0.00258341476093458">
                <text:p>0.002583414760934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67.1953332055285">
                <text:p>67.1953332055285</text:p>
              </table:table-cell>
              <table:table-cell office:value-type="float" office:value="1.19512756914399">
                <text:p>1.19512756914399</text:p>
              </table:table-cell>
              <table:table-cell office:value-type="float" office:value="1.19512756914399">
                <text:p>1.19512756914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8.7491094875349">
                <text:p>18.7491094875349</text:p>
              </table:table-cell>
              <table:table-cell office:value-type="float" office:value="0.0356193303390807">
                <text:p>0.0356193303390807</text:p>
              </table:table-cell>
              <table:table-cell office:value-type="float" office:value="0.0356193303390807">
                <text:p>0.03561933033908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7.5589315143">
                <text:p>17.5589315143</text:p>
              </table:table-cell>
              <table:table-cell office:value-type="float" office:value="0.0220905515373106">
                <text:p>0.0220905515373106</text:p>
              </table:table-cell>
              <table:table-cell office:value-type="float" office:value="0.0220905515373106">
                <text:p>0.022090551537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7.2054544993069">
                <text:p>17.2054544993069</text:p>
              </table:table-cell>
              <table:table-cell office:value-type="float" office:value="0.00979398521462293">
                <text:p>0.00979398521462293</text:p>
              </table:table-cell>
              <table:table-cell office:value-type="float" office:value="0.00979398521462293">
                <text:p>0.00979398521462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40082305983608">
                <text:p>0.40082305983608</text:p>
              </table:table-cell>
              <table:table-cell office:value-type="float" office:value="0.991403435911329">
                <text:p>0.991403435911329</text:p>
              </table:table-cell>
              <table:table-cell office:value-type="float" office:value="0.991403435911329">
                <text:p>0.991403435911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0.702819827279881">
                <text:p>0.702819827279881</text:p>
              </table:table-cell>
              <table:table-cell office:value-type="float" office:value="0.581684097290537">
                <text:p>0.581684097290537</text:p>
              </table:table-cell>
              <table:table-cell office:value-type="float" office:value="0.581684097290537">
                <text:p>0.581684097290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21.9668792158287">
                <text:p>21.9668792158287</text:p>
              </table:table-cell>
              <table:table-cell office:value-type="float" office:value="0.0134529678841727">
                <text:p>0.0134529678841727</text:p>
              </table:table-cell>
              <table:table-cell office:value-type="float" office:value="0.0134529678841727">
                <text:p>0.0134529678841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.934293850330029">
                <text:p>0.934293850330029</text:p>
              </table:table-cell>
              <table:table-cell office:value-type="float" office:value="0.937412142457048">
                <text:p>0.937412142457048</text:p>
              </table:table-cell>
              <table:table-cell office:value-type="float" office:value="0.937412142457048">
                <text:p>0.937412142457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.68571998775386">
                <text:p>4.68571998775386</text:p>
              </table:table-cell>
              <table:table-cell office:value-type="float" office:value="0.897058898364574">
                <text:p>0.897058898364574</text:p>
              </table:table-cell>
              <table:table-cell office:value-type="float" office:value="0.897058898364574">
                <text:p>0.8970588983645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0.5653461406857">
                <text:p>20.5653461406857</text:p>
              </table:table-cell>
              <table:table-cell office:value-type="float" office:value="0.61145327910116">
                <text:p>0.61145327910116</text:p>
              </table:table-cell>
              <table:table-cell office:value-type="float" office:value="0.61145327910116">
                <text:p>0.61145327910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27.8844213436611">
                <text:p>27.8844213436611</text:p>
              </table:table-cell>
              <table:table-cell office:value-type="float" office:value="0.0510883950352025">
                <text:p>0.0510883950352025</text:p>
              </table:table-cell>
              <table:table-cell office:value-type="float" office:value="0.0510883950352025">
                <text:p>0.051088395035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5.9911786740511">
                <text:p>25.9911786740511</text:p>
              </table:table-cell>
              <table:table-cell office:value-type="float" office:value="0.0700262448888849">
                <text:p>0.0700262448888849</text:p>
              </table:table-cell>
              <table:table-cell office:value-type="float" office:value="0.0700262448888849">
                <text:p>0.0700262448888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.1045277379952">
                <text:p>20.1045277379952</text:p>
              </table:table-cell>
              <table:table-cell office:value-type="float" office:value="0.217242426726013">
                <text:p>0.217242426726013</text:p>
              </table:table-cell>
              <table:table-cell office:value-type="float" office:value="0.217242426726013">
                <text:p>0.217242426726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25.7601650963753">
                <text:p>25.7601650963753</text:p>
              </table:table-cell>
              <table:table-cell office:value-type="float" office:value="0.0106911894030669">
                <text:p>0.0106911894030669</text:p>
              </table:table-cell>
              <table:table-cell office:value-type="float" office:value="0.0106911894030669">
                <text:p>0.0106911894030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">
                <text:p>7.5</text:p>
              </table:table-cell>
              <table:table-cell office:value-type="float" office:value="16.756335839457">
                <text:p>16.756335839457</text:p>
              </table:table-cell>
              <table:table-cell office:value-type="float" office:value="0.0625543160571485">
                <text:p>0.0625543160571485</text:p>
              </table:table-cell>
              <table:table-cell office:value-type="float" office:value="0.0625543160571485">
                <text:p>0.0625543160571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22.4315107256944">
                <text:p>22.4315107256944</text:p>
              </table:table-cell>
              <table:table-cell office:value-type="float" office:value="0.0351350228080053">
                <text:p>0.0351350228080053</text:p>
              </table:table-cell>
              <table:table-cell office:value-type="float" office:value="0.0351350228080053">
                <text:p>0.03513502280800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9.67508448668224">
                <text:p>9.67508448668224</text:p>
              </table:table-cell>
              <table:table-cell office:value-type="float" office:value="0.0826626300022803">
                <text:p>0.0826626300022803</text:p>
              </table:table-cell>
              <table:table-cell office:value-type="float" office:value="0.0826626300022803">
                <text:p>0.08266263000228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.08748135613532">
                <text:p>1.08748135613532</text:p>
              </table:table-cell>
              <table:table-cell office:value-type="float" office:value="0.294629280228082">
                <text:p>0.294629280228082</text:p>
              </table:table-cell>
              <table:table-cell office:value-type="float" office:value="0.294629280228082">
                <text:p>0.2946292802280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0.9638703501244">
                <text:p>10.9638703501244</text:p>
              </table:table-cell>
              <table:table-cell office:value-type="float" office:value="0.11456100984777">
                <text:p>0.11456100984777</text:p>
              </table:table-cell>
              <table:table-cell office:value-type="float" office:value="0.11456100984777">
                <text:p>0.114561009847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10.7232696182913">
                <text:p>10.7232696182913</text:p>
              </table:table-cell>
              <table:table-cell office:value-type="float" office:value="0.16485680823864">
                <text:p>0.16485680823864</text:p>
              </table:table-cell>
              <table:table-cell office:value-type="float" office:value="0.16485680823864">
                <text:p>0.16485680823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">
                <text:p>8.5</text:p>
              </table:table-cell>
              <table:table-cell office:value-type="float" office:value="14.8637255380749">
                <text:p>14.8637255380749</text:p>
              </table:table-cell>
              <table:table-cell office:value-type="float" office:value="0.0936592793726326">
                <text:p>0.0936592793726326</text:p>
              </table:table-cell>
              <table:table-cell office:value-type="float" office:value="0.0936592793726326">
                <text:p>0.0936592793726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7.05108490840204">
                <text:p>7.0510849084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Q2:Sheet1.Q15" chart:error-lower-range="Sheet1.Q2:Sheet1.Q15">
        <chart:symbol-image xlink:href="Pictures/2000000E000000DF000000DF30697A88469D9B9A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Sheet1.Q2:Sheet1.Q15" chart:error-lower-range="Sheet1.Q2:Sheet1.Q15"/>
      <style:graphic-properties draw:stroke="none" svg:stroke-width="0.08cm" svg:stroke-color="#9ab4d0" draw:fill-color="#9ab4d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Q2:Sheet1.Q15" chart:error-lower-range="Sheet1.Q2:Sheet1.Q1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7.228cm" svg:y="0.316cm" chart:style-name="ch2">
          <text:p>error X</text:p>
        </chart:title>
        <chart:plot-area chart:style-name="ch3" table:cell-range-address="Sheet1.M2:Sheet1.M15 Sheet1.W2:Sheet1.W15" svg:x="1.33cm" svg:y="1.275cm" svg:width="14.349cm" svg:height="6.569cm">
          <chart:coordinate-region svg:x="2.137cm" svg:y="1.475cm" svg:width="13.302cm" svg:height="5.722cm"/>
          <chart:axis chart:dimension="x" chart:name="primary-x" chart:style-name="ch4">
            <chart:title svg:x="7.587cm" svg:y="8.024cm" chart:style-name="ch5">
              <text:p>distance [m]</text:p>
            </chart:title>
          </chart:axis>
          <chart:axis chart:dimension="y" chart:name="primary-y" chart:style-name="ch6">
            <chart:title svg:x="0.451cm" svg:y="6.111cm" chart:style-name="ch7">
              <text:p>percent relative error</text:p>
            </chart:title>
            <chart:grid chart:style-name="ch8" chart:class="major"/>
          </chart:axis>
          <chart:series chart:style-name="ch9" chart:values-cell-range-address="Sheet1.W2:Sheet1.W15" chart:class="chart:scatter">
            <chart:domain table:cell-range-address="Sheet1.M2:Sheet1.M15"/>
            <chart:error-indicator chart:style-name="ch10" chart:dimension="y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W</text:p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M2:Sheet1.M15</svg:desc>
                </draw:g>
              </table:table-cell>
              <table:table-cell office:value-type="float" office:value="102.706002280628">
                <text:p>102.706002280628</text:p>
                <draw:g>
                  <svg:desc>Sheet1.W2:Sheet1.W15</svg:desc>
                </draw:g>
              </table:table-cell>
              <table:table-cell office:value-type="float" office:value="0.00588496378108183">
                <text:p>0.00588496378108183</text:p>
                <draw:g>
                  <svg:desc>Sheet1.Q2:Sheet1.Q15</svg:desc>
                </draw:g>
              </table:table-cell>
              <table:table-cell office:value-type="float" office:value="0.00588496378108183">
                <text:p>0.00588496378108183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00.258388246392">
                <text:p>100.258388246392</text:p>
              </table:table-cell>
              <table:table-cell office:value-type="float" office:value="0.0000745882410417404">
                <text:p>0.0000745882410417404</text:p>
              </table:table-cell>
              <table:table-cell office:value-type="float" office:value="0.0000745882410417404">
                <text:p>0.0000745882410417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03.2417303785">
                <text:p>203.2417303785</text:p>
              </table:table-cell>
              <table:table-cell office:value-type="float" office:value="0.00544895260875818">
                <text:p>0.00544895260875818</text:p>
              </table:table-cell>
              <table:table-cell office:value-type="float" office:value="0.00544895260875818">
                <text:p>0.00544895260875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1.329360026238">
                <text:p>201.329360026238</text:p>
              </table:table-cell>
              <table:table-cell office:value-type="float" office:value="0.00234290924202099">
                <text:p>0.00234290924202099</text:p>
              </table:table-cell>
              <table:table-cell office:value-type="float" office:value="0.00234290924202099">
                <text:p>0.00234290924202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1.216248569274">
                <text:p>101.216248569274</text:p>
              </table:table-cell>
              <table:table-cell office:value-type="float" office:value="0.000116165427492122">
                <text:p>0.000116165427492122</text:p>
              </table:table-cell>
              <table:table-cell office:value-type="float" office:value="0.000116165427492122">
                <text:p>0.000116165427492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6.4804603346535">
                <text:p>96.4804603346535</text:p>
              </table:table-cell>
              <table:table-cell office:value-type="float" office:value="0.00569106408811809">
                <text:p>0.00569106408811809</text:p>
              </table:table-cell>
              <table:table-cell office:value-type="float" office:value="0.00569106408811809">
                <text:p>0.00569106408811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83769123549783">
                <text:p>1.83769123549783</text:p>
              </table:table-cell>
              <table:table-cell office:value-type="float" office:value="0.0099899843333544">
                <text:p>0.0099899843333544</text:p>
              </table:table-cell>
              <table:table-cell office:value-type="float" office:value="0.0099899843333544">
                <text:p>0.0099899843333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2.24580709686">
                <text:p>152.24580709686</text:p>
              </table:table-cell>
              <table:table-cell office:value-type="float" office:value="0.0142418232360111">
                <text:p>0.0142418232360111</text:p>
              </table:table-cell>
              <table:table-cell office:value-type="float" office:value="0.0142418232360111">
                <text:p>0.0142418232360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8.0843404894958">
                <text:p>98.0843404894958</text:p>
              </table:table-cell>
              <table:table-cell office:value-type="float" office:value="0.000475439518896684">
                <text:p>0.000475439518896684</text:p>
              </table:table-cell>
              <table:table-cell office:value-type="float" office:value="0.000475439518896684">
                <text:p>0.000475439518896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9.2372978072139">
                <text:p>99.2372978072139</text:p>
              </table:table-cell>
              <table:table-cell office:value-type="float" office:value="0.0000908799887372577">
                <text:p>0.0000908799887372577</text:p>
              </table:table-cell>
              <table:table-cell office:value-type="float" office:value="0.0000908799887372577">
                <text:p>0.0000908799887372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3.964558285981">
                <text:p>103.964558285981</text:p>
              </table:table-cell>
              <table:table-cell office:value-type="float" office:value="0.000490307496382382">
                <text:p>0.000490307496382382</text:p>
              </table:table-cell>
              <table:table-cell office:value-type="float" office:value="0.000490307496382382">
                <text:p>0.000490307496382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202.536007708716">
                <text:p>202.536007708716</text:p>
              </table:table-cell>
              <table:table-cell office:value-type="float" office:value="0.0748387737582863">
                <text:p>0.0748387737582863</text:p>
              </table:table-cell>
              <table:table-cell office:value-type="float" office:value="0.0748387737582863">
                <text:p>0.07483877375828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97.781136763184">
                <text:p>297.781136763184</text:p>
              </table:table-cell>
              <table:table-cell office:value-type="float" office:value="0.0318139749999074">
                <text:p>0.0318139749999074</text:p>
              </table:table-cell>
              <table:table-cell office:value-type="float" office:value="0.0318139749999074">
                <text:p>0.0318139749999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48.464235604128">
                <text:p>148.464235604128</text:p>
              </table:table-cell>
              <table:table-cell office:value-type="float" office:value="0.0222698947072835">
                <text:p>0.0222698947072835</text:p>
              </table:table-cell>
              <table:table-cell office:value-type="float" office:value="0.0222698947072835">
                <text:p>0.02226989470728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